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335in"/>
    </style:style>
    <style:style style:name="co22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304">
            <text:p>30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507">
            <text:p>50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2">
            <text:p>51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9647">
            <text:p>2964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732">
            <text:p>2973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9928">
            <text:p>2992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30">
            <text:p>2021-04-3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9 - 1.1)">
            <text:p>(0.69 - 1.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1">
            <text:p>0.8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598.875">
            <text:p>598.87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07635999383572">
            <text:p>0.030763599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0952754198334">
            <text:p>1.10952754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2.8762300877276">
            <text:p>22.876230087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27.25">
            <text:p>727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32047301616291">
            <text:p>0.0332047302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1837756161171">
            <text:p>1.1183775616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1.2196397702672">
            <text:p>21.21963977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54.375">
            <text:p>454.375</text:p>
          </table:table-cell>
          <table:table-cell office:value-type="float" office:value="749">
            <text:p>749</text:p>
          </table:table-cell>
          <table:table-cell office:value-type="float" office:value="0.0259433962264151">
            <text:p>0.0259433962</text:p>
          </table:table-cell>
          <table:table-cell office:value-type="float" office:value="0.0323030712356036">
            <text:p>0.0323030712</text:p>
          </table:table-cell>
          <table:table-cell office:value-type="float" office:value="0.0316634960896216">
            <text:p>0.0316634961</text:p>
          </table:table-cell>
          <table:table-cell office:value-type="float" office:value="1.09212108401566">
            <text:p>1.092121084</text:p>
          </table:table-cell>
          <table:table-cell office:value-type="float" office:value="1.11510598661067">
            <text:p>1.1151059866</text:p>
          </table:table-cell>
          <table:table-cell office:value-type="float" office:value="1.11278728720353">
            <text:p>1.1127872872</text:p>
          </table:table-cell>
          <table:table-cell office:value-type="float" office:value="27.0627673076432">
            <text:p>27.0627673076</text:p>
          </table:table-cell>
          <table:table-cell office:value-type="float" office:value="21.8023619672346">
            <text:p>21.8023619672</text:p>
          </table:table-cell>
          <table:table-cell office:value-type="float" office:value="22.2358231643965">
            <text:p>22.235823164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793.5">
            <text:p>793.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42586995941629">
            <text:p>0.0342586996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2220581923542">
            <text:p>1.1222058192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20.5773626234871">
            <text:p>20.577362623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455">
            <text:p>22455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690">
            <text:p>690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07281229124916">
            <text:p>0.0307281229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0939909656766">
            <text:p>1.1093990966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2.9022456171231">
            <text:p>22.902245617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415">
            <text:p>22415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565.875">
            <text:p>565.87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252453714030783">
            <text:p>0.0252453714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08960796431424">
            <text:p>1.0896079643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7.8015400206259">
            <text:p>27.80154002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084">
            <text:p>24084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761.125">
            <text:p>761.1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316029314067431">
            <text:p>0.0316029314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11256780065966">
            <text:p>1.1125678007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22.2777791353663">
            <text:p>22.277779135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4815">
            <text:p>24815</text:p>
          </table:table-cell>
          <table:table-cell office:value-type="float" office:value="264">
            <text:p>264</text:p>
          </table:table-cell>
          <table:table-cell office:value-type="float" office:value="669.375">
            <text:p>669.375</text:p>
          </table:table-cell>
          <table:table-cell office:value-type="float" office:value="306.875">
            <text:p>306.875</text:p>
          </table:table-cell>
          <table:table-cell office:value-type="float" office:value="0.02537241710716">
            <text:p>0.0253724171</text:p>
          </table:table-cell>
          <table:table-cell office:value-type="float" office:value="0.0390033212912248">
            <text:p>0.0390033213</text:p>
          </table:table-cell>
          <table:table-cell office:value-type="float" office:value="0.0123665121902075">
            <text:p>0.0123665122</text:p>
          </table:table-cell>
          <table:table-cell office:value-type="float" office:value="1.09006522859278">
            <text:p>1.0900652286</text:p>
          </table:table-cell>
          <table:table-cell office:value-type="float" office:value="1.13949329229991">
            <text:p>1.1394932923</text:p>
          </table:table-cell>
          <table:table-cell office:value-type="float" office:value="1.04358253668828">
            <text:p>1.0435825367</text:p>
          </table:table-cell>
          <table:table-cell office:value-type="float" office:value="27.6640521305895">
            <text:p>27.6640521306</text:p>
          </table:table-cell>
          <table:table-cell office:value-type="float" office:value="18.1158547359006">
            <text:p>18.115854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11275">
            <text:p>11275</text:p>
          </table:table-cell>
          <table:table-cell office:value-type="float" office:value="16532">
            <text:p>16532</text:p>
          </table:table-cell>
          <table:table-cell office:value-type="float" office:value="25278">
            <text:p>25278</text:p>
          </table:table-cell>
          <table:table-cell office:value-type="float" office:value="328.625">
            <text:p>328.625</text:p>
          </table:table-cell>
          <table:table-cell office:value-type="float" office:value="597.25">
            <text:p>597.25</text:p>
          </table:table-cell>
          <table:table-cell office:value-type="float" office:value="260.375">
            <text:p>260.375</text:p>
          </table:table-cell>
          <table:table-cell office:value-type="float" office:value="0.0291463414634146">
            <text:p>0.0291463415</text:p>
          </table:table-cell>
          <table:table-cell office:value-type="float" office:value="0.0361269053955964">
            <text:p>0.0361269054</text:p>
          </table:table-cell>
          <table:table-cell office:value-type="float" office:value="0.0103004588970646">
            <text:p>0.0103004589</text:p>
          </table:table-cell>
          <table:table-cell office:value-type="float" office:value="1.10367723319453">
            <text:p>1.1036772332</text:p>
          </table:table-cell>
          <table:table-cell office:value-type="float" office:value="1.12900226933977">
            <text:p>1.1290022693</text:p>
          </table:table-cell>
          <table:table-cell office:value-type="float" office:value="1.03625956106857">
            <text:p>1.0362595611</text:p>
          </table:table-cell>
          <table:table-cell office:value-type="float" office:value="24.1265328698922">
            <text:p>24.1265328699</text:p>
          </table:table-cell>
          <table:table-cell office:value-type="float" office:value="19.5309768974335">
            <text:p>19.5309768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722">
            <text:p>16722</text:p>
          </table:table-cell>
          <table:table-cell office:value-type="float" office:value="26837">
            <text:p>26837</text:p>
          </table:table-cell>
          <table:table-cell office:value-type="float" office:value="410">
            <text:p>410</text:p>
          </table:table-cell>
          <table:table-cell office:value-type="float" office:value="482.5">
            <text:p>482.5</text:p>
          </table:table-cell>
          <table:table-cell office:value-type="float" office:value="576.375">
            <text:p>576.375</text:p>
          </table:table-cell>
          <table:table-cell office:value-type="float" office:value="0.0323624595469256">
            <text:p>0.0323624595</text:p>
          </table:table-cell>
          <table:table-cell office:value-type="float" office:value="0.0288542040425786">
            <text:p>0.028854204</text:p>
          </table:table-cell>
          <table:table-cell office:value-type="float" office:value="0.0214768789357976">
            <text:p>0.0214768789</text:p>
          </table:table-cell>
          <table:table-cell office:value-type="float" office:value="1.11532137283858">
            <text:p>1.1153213728</text:p>
          </table:table-cell>
          <table:table-cell office:value-type="float" office:value="1.10262154172725">
            <text:p>1.1026215417</text:p>
          </table:table-cell>
          <table:table-cell office:value-type="float" office:value="1.07607313867978">
            <text:p>1.0760731387</text:p>
          </table:table-cell>
          <table:table-cell office:value-type="float" office:value="21.7629817826008">
            <text:p>21.7629817826</text:p>
          </table:table-cell>
          <table:table-cell office:value-type="float" office:value="24.3673287661524">
            <text:p>24.3673287662</text:p>
          </table:table-cell>
          <table:table-cell office:value-type="float" office:value="32.6194574527318">
            <text:p>32.619457452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3885">
            <text:p>13885</text:p>
          </table:table-cell>
          <table:table-cell office:value-type="float" office:value="17923">
            <text:p>17923</text:p>
          </table:table-cell>
          <table:table-cell office:value-type="float" office:value="27587">
            <text:p>27587</text:p>
          </table:table-cell>
          <table:table-cell office:value-type="float" office:value="225.125">
            <text:p>225.125</text:p>
          </table:table-cell>
          <table:table-cell office:value-type="float" office:value="625.125">
            <text:p>625.125</text:p>
          </table:table-cell>
          <table:table-cell office:value-type="float" office:value="627.875">
            <text:p>627.875</text:p>
          </table:table-cell>
          <table:table-cell office:value-type="float" office:value="0.0162135397911415">
            <text:p>0.0162135398</text:p>
          </table:table-cell>
          <table:table-cell office:value-type="float" office:value="0.0348783685766892">
            <text:p>0.0348783686</text:p>
          </table:table-cell>
          <table:table-cell office:value-type="float" office:value="0.0227598144053358">
            <text:p>0.0227598144</text:p>
          </table:table-cell>
          <table:table-cell office:value-type="float" office:value="1.05726263185921">
            <text:p>1.0572626319</text:p>
          </table:table-cell>
          <table:table-cell office:value-type="float" office:value="1.12445863118377">
            <text:p>1.1244586312</text:p>
          </table:table-cell>
          <table:table-cell office:value-type="float" office:value="1.08067464835614">
            <text:p>1.0806746484</text:p>
          </table:table-cell>
          <table:table-cell office:value-type="float" office:value="0">
            <text:p>0</text:p>
          </table:table-cell>
          <table:table-cell office:value-type="float" office:value="20.2178617270646">
            <text:p>20.2178617271</text:p>
          </table:table-cell>
          <table:table-cell office:value-type="float" office:value="30.8001433121803">
            <text:p>30.800143312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3395">
            <text:p>13395</text:p>
          </table:table-cell>
          <table:table-cell office:value-type="float" office:value="18213">
            <text:p>18213</text:p>
          </table:table-cell>
          <table:table-cell office:value-type="float" office:value="25633">
            <text:p>25633</text:p>
          </table:table-cell>
          <table:table-cell office:value-type="float" office:value="540.875">
            <text:p>540.875</text:p>
          </table:table-cell>
          <table:table-cell office:value-type="float" office:value="188.375">
            <text:p>188.375</text:p>
          </table:table-cell>
          <table:table-cell office:value-type="float" office:value="756.125">
            <text:p>756.125</text:p>
          </table:table-cell>
          <table:table-cell office:value-type="float" office:value="0.0403788727136991">
            <text:p>0.0403788727</text:p>
          </table:table-cell>
          <table:table-cell office:value-type="float" office:value="0.0103428869488827">
            <text:p>0.0103428869</text:p>
          </table:table-cell>
          <table:table-cell office:value-type="float" office:value="0.0294981079077751">
            <text:p>0.0294981079</text:p>
          </table:table-cell>
          <table:table-cell office:value-type="float" office:value="1.14452174308674">
            <text:p>1.1445217431</text:p>
          </table:table-cell>
          <table:table-cell office:value-type="float" office:value="1.03640977592955">
            <text:p>1.0364097759</text:p>
          </table:table-cell>
          <table:table-cell office:value-type="float" office:value="1.10494884888269">
            <text:p>1.1049488489</text:p>
          </table:table-cell>
          <table:table-cell office:value-type="float" office:value="17.510372613034">
            <text:p>17.510372613</text:p>
          </table:table-cell>
          <table:table-cell office:value-type="float" office:value="0">
            <text:p>0</text:p>
          </table:table-cell>
          <table:table-cell office:value-type="float" office:value="23.8429161117421">
            <text:p>23.842916111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3052">
            <text:p>13052</text:p>
          </table:table-cell>
          <table:table-cell office:value-type="float" office:value="18510">
            <text:p>18510</text:p>
          </table:table-cell>
          <table:table-cell office:value-type="float" office:value="25429">
            <text:p>25429</text:p>
          </table:table-cell>
          <table:table-cell office:value-type="float" office:value="452.75">
            <text:p>452.75</text:p>
          </table:table-cell>
          <table:table-cell office:value-type="float" office:value="848">
            <text:p>848</text:p>
          </table:table-cell>
          <table:table-cell office:value-type="float" office:value="359.125">
            <text:p>359.125</text:p>
          </table:table-cell>
          <table:table-cell office:value-type="float" office:value="0.0346881703953417">
            <text:p>0.0346881704</text:p>
          </table:table-cell>
          <table:table-cell office:value-type="float" office:value="0.0458130740140465">
            <text:p>0.045813074</text:p>
          </table:table-cell>
          <table:table-cell office:value-type="float" office:value="0.0141226552361477">
            <text:p>0.0141226552</text:p>
          </table:table-cell>
          <table:table-cell office:value-type="float" office:value="1.12376700394783">
            <text:p>1.1237670039</text:p>
          </table:table-cell>
          <table:table-cell office:value-type="float" office:value="1.16445948104037">
            <text:p>1.164459481</text:p>
          </table:table-cell>
          <table:table-cell office:value-type="float" office:value="1.04982021413272">
            <text:p>1.0498202141</text:p>
          </table:table-cell>
          <table:table-cell office:value-type="float" office:value="20.3268391602612">
            <text:p>20.3268391603</text:p>
          </table:table-cell>
          <table:table-cell office:value-type="float" office:value="15.4738851897234">
            <text:p>15.4738851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3252">
            <text:p>13252</text:p>
          </table:table-cell>
          <table:table-cell office:value-type="float" office:value="19972">
            <text:p>19972</text:p>
          </table:table-cell>
          <table:table-cell office:value-type="float" office:value="27556">
            <text:p>27556</text:p>
          </table:table-cell>
          <table:table-cell office:value-type="float" office:value="439.875">
            <text:p>439.875</text:p>
          </table:table-cell>
          <table:table-cell office:value-type="float" office:value="451.5">
            <text:p>451.5</text:p>
          </table:table-cell>
          <table:table-cell office:value-type="float" office:value="1121.625">
            <text:p>1121.625</text:p>
          </table:table-cell>
          <table:table-cell office:value-type="float" office:value="0.0331931029278599">
            <text:p>0.0331931029</text:p>
          </table:table-cell>
          <table:table-cell office:value-type="float" office:value="0.0226066493090326">
            <text:p>0.0226066493</text:p>
          </table:table-cell>
          <table:table-cell office:value-type="float" office:value="0.0407034765568297">
            <text:p>0.0407034766</text:p>
          </table:table-cell>
          <table:table-cell office:value-type="float" office:value="1.11833535312819">
            <text:p>1.1183353531</text:p>
          </table:table-cell>
          <table:table-cell office:value-type="float" office:value="1.08012495134386">
            <text:p>1.0801249513</text:p>
          </table:table-cell>
          <table:table-cell office:value-type="float" office:value="1.14570944303638">
            <text:p>1.145709443</text:p>
          </table:table-cell>
          <table:table-cell office:value-type="float" office:value="21.2269527212188">
            <text:p>21.2269527212</text:p>
          </table:table-cell>
          <table:table-cell office:value-type="float" office:value="31.0064905041042">
            <text:p>31.0064905041</text:p>
          </table:table-cell>
          <table:table-cell office:value-type="float" office:value="17.3734577551176">
            <text:p>17.373457755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13885">
            <text:p>13885</text:p>
          </table:table-cell>
          <table:table-cell office:value-type="float" office:value="20164">
            <text:p>20164</text:p>
          </table:table-cell>
          <table:table-cell office:value-type="float" office:value="28929">
            <text:p>28929</text:p>
          </table:table-cell>
          <table:table-cell office:value-type="float" office:value="225.125">
            <text:p>225.125</text:p>
          </table:table-cell>
          <table:table-cell office:value-type="float" office:value="415">
            <text:p>415</text:p>
          </table:table-cell>
          <table:table-cell office:value-type="float" office:value="1179.125">
            <text:p>1179.125</text:p>
          </table:table-cell>
          <table:table-cell office:value-type="float" office:value="0.0162135397911415">
            <text:p>0.0162135398</text:p>
          </table:table-cell>
          <table:table-cell office:value-type="float" office:value="0.0205812338821662">
            <text:p>0.0205812339</text:p>
          </table:table-cell>
          <table:table-cell office:value-type="float" office:value="0.0407592727021328">
            <text:p>0.0407592727</text:p>
          </table:table-cell>
          <table:table-cell office:value-type="float" office:value="1.05726263185921">
            <text:p>1.0572626319</text:p>
          </table:table-cell>
          <table:table-cell office:value-type="float" office:value="1.07286454947628">
            <text:p>1.0728645495</text:p>
          </table:table-cell>
          <table:table-cell office:value-type="float" office:value="1.14591363834743">
            <text:p>1.1459136383</text:p>
          </table:table-cell>
          <table:table-cell office:value-type="float" office:value="0">
            <text:p>0</text:p>
          </table:table-cell>
          <table:table-cell office:value-type="float" office:value="34.023998652467">
            <text:p>34.0239986525</text:p>
          </table:table-cell>
          <table:table-cell office:value-type="float" office:value="17.3501430776716">
            <text:p>17.350143077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417">
            <text:p>41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4444">
            <text:p>14444</text:p>
          </table:table-cell>
          <table:table-cell office:value-type="float" office:value="19067">
            <text:p>19067</text:p>
          </table:table-cell>
          <table:table-cell office:value-type="float" office:value="30618">
            <text:p>30618</text:p>
          </table:table-cell>
          <table:table-cell office:value-type="float" office:value="241.625">
            <text:p>241.625</text:p>
          </table:table-cell>
          <table:table-cell office:value-type="float" office:value="626.125">
            <text:p>626.125</text:p>
          </table:table-cell>
          <table:table-cell office:value-type="float" office:value="1562">
            <text:p>1562</text:p>
          </table:table-cell>
          <table:table-cell office:value-type="float" office:value="0.0167283993353642">
            <text:p>0.0167283993</text:p>
          </table:table-cell>
          <table:table-cell office:value-type="float" office:value="0.0328381496826979">
            <text:p>0.0328381497</text:p>
          </table:table-cell>
          <table:table-cell office:value-type="float" office:value="0.0510157423737671">
            <text:p>0.0510157424</text:p>
          </table:table-cell>
          <table:table-cell office:value-type="float" office:value="1.05909788278865">
            <text:p>1.0590978828</text:p>
          </table:table-cell>
          <table:table-cell office:value-type="float" office:value="1.11704707827563">
            <text:p>1.1170470783</text:p>
          </table:table-cell>
          <table:table-cell office:value-type="float" office:value="1.18365620600928">
            <text:p>1.183656206</text:p>
          </table:table-cell>
          <table:table-cell office:value-type="float" office:value="0">
            <text:p>0</text:p>
          </table:table-cell>
          <table:table-cell office:value-type="float" office:value="21.4526925884546">
            <text:p>21.4526925885</text:p>
          </table:table-cell>
          <table:table-cell office:value-type="float" office:value="13.9306268841136">
            <text:p>13.930626884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599">
            <text:p>599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4546">
            <text:p>14546</text:p>
          </table:table-cell>
          <table:table-cell office:value-type="float" office:value="20392">
            <text:p>20392</text:p>
          </table:table-cell>
          <table:table-cell office:value-type="float" office:value="34424">
            <text:p>34424</text:p>
          </table:table-cell>
          <table:table-cell office:value-type="float" office:value="678.125">
            <text:p>678.125</text:p>
          </table:table-cell>
          <table:table-cell office:value-type="float" office:value="1067">
            <text:p>1067</text:p>
          </table:table-cell>
          <table:table-cell office:value-type="float" office:value="1875">
            <text:p>1875</text:p>
          </table:table-cell>
          <table:table-cell office:value-type="float" office:value="0.0466193455245428">
            <text:p>0.0466193455</text:p>
          </table:table-cell>
          <table:table-cell office:value-type="float" office:value="0.0523244409572381">
            <text:p>0.052324441</text:p>
          </table:table-cell>
          <table:table-cell office:value-type="float" office:value="0.0544678131536138">
            <text:p>0.0544678132</text:p>
          </table:table-cell>
          <table:table-cell office:value-type="float" office:value="1.16742750155509">
            <text:p>1.1674275016</text:p>
          </table:table-cell>
          <table:table-cell office:value-type="float" office:value="1.18850172370845">
            <text:p>1.1885017237</text:p>
          </table:table-cell>
          <table:table-cell office:value-type="float" office:value="1.19645216167033">
            <text:p>1.1964521617</text:p>
          </table:table-cell>
          <table:table-cell office:value-type="float" office:value="15.2121723453505">
            <text:p>15.2121723454</text:p>
          </table:table-cell>
          <table:table-cell office:value-type="float" office:value="13.5907292626517">
            <text:p>13.5907292627</text:p>
          </table:table-cell>
          <table:table-cell office:value-type="float" office:value="13.0693227995964">
            <text:p>13.069322799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15800">
            <text:p>15800</text:p>
          </table:table-cell>
          <table:table-cell office:value-type="float" office:value="21591">
            <text:p>21591</text:p>
          </table:table-cell>
          <table:table-cell office:value-type="float" office:value="36307">
            <text:p>36307</text:p>
          </table:table-cell>
          <table:table-cell office:value-type="float" office:value="355.5">
            <text:p>355.5</text:p>
          </table:table-cell>
          <table:table-cell office:value-type="float" office:value="1026.5">
            <text:p>1026.5</text:p>
          </table:table-cell>
          <table:table-cell office:value-type="float" office:value="1787.75">
            <text:p>1787.75</text:p>
          </table:table-cell>
          <table:table-cell office:value-type="float" office:value="0.0225">
            <text:p>0.0225</text:p>
          </table:table-cell>
          <table:table-cell office:value-type="float" office:value="0.0475429577138623">
            <text:p>0.0475429577</text:p>
          </table:table-cell>
          <table:table-cell office:value-type="float" office:value="0.0492398160134409">
            <text:p>0.049239816</text:p>
          </table:table-cell>
          <table:table-cell office:value-type="float" office:value="1.07974225">
            <text:p>1.07974225</text:p>
          </table:table-cell>
          <table:table-cell office:value-type="float" office:value="1.17083060434175">
            <text:p>1.1708306043</text:p>
          </table:table-cell>
          <table:table-cell office:value-type="float" office:value="1.17709149262988">
            <text:p>1.1770914926</text:p>
          </table:table-cell>
          <table:table-cell office:value-type="float" office:value="31.1518297135341">
            <text:p>31.1518297135</text:p>
          </table:table-cell>
          <table:table-cell office:value-type="float" office:value="14.9232778002219">
            <text:p>14.9232778002</text:p>
          </table:table-cell>
          <table:table-cell office:value-type="float" office:value="14.4207625838786">
            <text:p>14.420762583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5850">
            <text:p>15850</text:p>
          </table:table-cell>
          <table:table-cell office:value-type="float" office:value="21641">
            <text:p>21641</text:p>
          </table:table-cell>
          <table:table-cell office:value-type="float" office:value="36240">
            <text:p>36240</text:p>
          </table:table-cell>
          <table:table-cell office:value-type="float" office:value="357.375">
            <text:p>357.375</text:p>
          </table:table-cell>
          <table:table-cell office:value-type="float" office:value="1156.125">
            <text:p>1156.125</text:p>
          </table:table-cell>
          <table:table-cell office:value-type="float" office:value="1901.25">
            <text:p>1901.25</text:p>
          </table:table-cell>
          <table:table-cell office:value-type="float" office:value="0.0225473186119874">
            <text:p>0.0225473186</text:p>
          </table:table-cell>
          <table:table-cell office:value-type="float" office:value="0.0534229009750012">
            <text:p>0.053422901</text:p>
          </table:table-cell>
          <table:table-cell office:value-type="float" office:value="0.0524627483443709">
            <text:p>0.0524627483</text:p>
          </table:table-cell>
          <table:table-cell office:value-type="float" office:value="1.07991204303207">
            <text:p>1.079912043</text:p>
          </table:table-cell>
          <table:table-cell office:value-type="float" office:value="1.19257400585573">
            <text:p>1.1925740059</text:p>
          </table:table-cell>
          <table:table-cell office:value-type="float" office:value="1.18901420553443">
            <text:p>1.1890142055</text:p>
          </table:table-cell>
          <table:table-cell office:value-type="float" office:value="31.0871753273379">
            <text:p>31.0871753273</text:p>
          </table:table-cell>
          <table:table-cell office:value-type="float" office:value="13.3182874802497">
            <text:p>13.3182874802</text:p>
          </table:table-cell>
          <table:table-cell office:value-type="float" office:value="13.5557983782001">
            <text:p>13.555798378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5154">
            <text:p>15154</text:p>
          </table:table-cell>
          <table:table-cell office:value-type="float" office:value="23006">
            <text:p>23006</text:p>
          </table:table-cell>
          <table:table-cell office:value-type="float" office:value="38245">
            <text:p>38245</text:p>
          </table:table-cell>
          <table:table-cell office:value-type="float" office:value="434.125">
            <text:p>434.125</text:p>
          </table:table-cell>
          <table:table-cell office:value-type="float" office:value="1211.875">
            <text:p>1211.875</text:p>
          </table:table-cell>
          <table:table-cell office:value-type="float" office:value="2003.75">
            <text:p>2003.75</text:p>
          </table:table-cell>
          <table:table-cell office:value-type="float" office:value="0.0286475518015046">
            <text:p>0.0286475518</text:p>
          </table:table-cell>
          <table:table-cell office:value-type="float" office:value="0.0526764757019908">
            <text:p>0.0526764757</text:p>
          </table:table-cell>
          <table:table-cell office:value-type="float" office:value="0.0523924696038698">
            <text:p>0.0523924696</text:p>
          </table:table-cell>
          <table:table-cell office:value-type="float" office:value="1.10187496846474">
            <text:p>1.1018749685</text:p>
          </table:table-cell>
          <table:table-cell office:value-type="float" office:value="1.18980629469804">
            <text:p>1.1898062947</text:p>
          </table:table-cell>
          <table:table-cell office:value-type="float" office:value="1.18875378652108">
            <text:p>1.1887537865</text:p>
          </table:table-cell>
          <table:table-cell office:value-type="float" office:value="24.540628559966">
            <text:p>24.54062856</text:p>
          </table:table-cell>
          <table:table-cell office:value-type="float" office:value="13.5021801045695">
            <text:p>13.5021801046</text:p>
          </table:table-cell>
          <table:table-cell office:value-type="float" office:value="13.5735249200978">
            <text:p>13.573524920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4646">
            <text:p>14646</text:p>
          </table:table-cell>
          <table:table-cell office:value-type="float" office:value="24652">
            <text:p>24652</text:p>
          </table:table-cell>
          <table:table-cell office:value-type="float" office:value="39516">
            <text:p>39516</text:p>
          </table:table-cell>
          <table:table-cell office:value-type="float" office:value="663.375">
            <text:p>663.375</text:p>
          </table:table-cell>
          <table:table-cell office:value-type="float" office:value="1088.25">
            <text:p>1088.25</text:p>
          </table:table-cell>
          <table:table-cell office:value-type="float" office:value="1440.125">
            <text:p>1440.125</text:p>
          </table:table-cell>
          <table:table-cell office:value-type="float" office:value="0.045293936911102">
            <text:p>0.0452939369</text:p>
          </table:table-cell>
          <table:table-cell office:value-type="float" office:value="0.0441444913191627">
            <text:p>0.0441444913</text:p>
          </table:table-cell>
          <table:table-cell office:value-type="float" office:value="0.036444098592975">
            <text:p>0.0364440986</text:p>
          </table:table-cell>
          <table:table-cell office:value-type="float" office:value="1.16254979900183">
            <text:p>1.162549799</text:p>
          </table:table-cell>
          <table:table-cell office:value-type="float" office:value="1.15832524240017">
            <text:p>1.1583252424</text:p>
          </table:table-cell>
          <table:table-cell office:value-type="float" office:value="1.13015756282703">
            <text:p>1.1301575628</text:p>
          </table:table-cell>
          <table:table-cell office:value-type="float" office:value="15.6473254192537">
            <text:p>15.6473254193</text:p>
          </table:table-cell>
          <table:table-cell office:value-type="float" office:value="16.0458604913313">
            <text:p>16.0458604913</text:p>
          </table:table-cell>
          <table:table-cell office:value-type="float" office:value="19.3639688774737">
            <text:p>19.363968877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473">
            <text:p>473</text:p>
          </table:table-cell>
          <table:table-cell office:value-type="float" office:value="15939">
            <text:p>15939</text:p>
          </table:table-cell>
          <table:table-cell office:value-type="float" office:value="26894">
            <text:p>26894</text:p>
          </table:table-cell>
          <table:table-cell office:value-type="float" office:value="41598">
            <text:p>41598</text:p>
          </table:table-cell>
          <table:table-cell office:value-type="float" office:value="691.875">
            <text:p>691.875</text:p>
          </table:table-cell>
          <table:table-cell office:value-type="float" office:value="1392.375">
            <text:p>1392.375</text:p>
          </table:table-cell>
          <table:table-cell office:value-type="float" office:value="959.375">
            <text:p>959.375</text:p>
          </table:table-cell>
          <table:table-cell office:value-type="float" office:value="0.0434076792772445">
            <text:p>0.0434076793</text:p>
          </table:table-cell>
          <table:table-cell office:value-type="float" office:value="0.0517727002305347">
            <text:p>0.0517727002</text:p>
          </table:table-cell>
          <table:table-cell office:value-type="float" office:value="0.0230630078369152">
            <text:p>0.0230630078</text:p>
          </table:table-cell>
          <table:table-cell office:value-type="float" office:value="1.15561996164602">
            <text:p>1.1556199616</text:p>
          </table:table-cell>
          <table:table-cell office:value-type="float" office:value="1.18645805928563">
            <text:p>1.1864580593</text:p>
          </table:table-cell>
          <table:table-cell office:value-type="float" office:value="1.08176305599696">
            <text:p>1.081763056</text:p>
          </table:table-cell>
          <table:table-cell office:value-type="float" office:value="16.3124269619841">
            <text:p>16.312426962</text:p>
          </table:table-cell>
          <table:table-cell office:value-type="float" office:value="13.7319336721465">
            <text:p>13.7319336721</text:p>
          </table:table-cell>
          <table:table-cell office:value-type="float" office:value="30.3997570596129">
            <text:p>30.399757059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6930">
            <text:p>16930</text:p>
          </table:table-cell>
          <table:table-cell office:value-type="float" office:value="27112">
            <text:p>27112</text:p>
          </table:table-cell>
          <table:table-cell office:value-type="float" office:value="44698">
            <text:p>44698</text:p>
          </table:table-cell>
          <table:table-cell office:value-type="float" office:value="730.75">
            <text:p>730.75</text:p>
          </table:table-cell>
          <table:table-cell office:value-type="float" office:value="1462.5">
            <text:p>1462.5</text:p>
          </table:table-cell>
          <table:table-cell office:value-type="float" office:value="1071.75">
            <text:p>1071.75</text:p>
          </table:table-cell>
          <table:table-cell office:value-type="float" office:value="0.0431630242173656">
            <text:p>0.0431630242</text:p>
          </table:table-cell>
          <table:table-cell office:value-type="float" office:value="0.0539429035113603">
            <text:p>0.0539429035</text:p>
          </table:table-cell>
          <table:table-cell office:value-type="float" office:value="0.0239775828896147">
            <text:p>0.0239775829</text:p>
          </table:table-cell>
          <table:table-cell office:value-type="float" office:value="1.15472215621357">
            <text:p>1.1547221562</text:p>
          </table:table-cell>
          <table:table-cell office:value-type="float" office:value="1.19450344249466">
            <text:p>1.1945034425</text:p>
          </table:table-cell>
          <table:table-cell office:value-type="float" office:value="1.08504839209686">
            <text:p>1.0850483921</text:p>
          </table:table-cell>
          <table:table-cell office:value-type="float" office:value="16.4029514784516">
            <text:p>16.4029514785</text:p>
          </table:table-cell>
          <table:table-cell office:value-type="float" office:value="13.1931843738857">
            <text:p>13.1931843739</text:p>
          </table:table-cell>
          <table:table-cell office:value-type="float" office:value="29.2533390053253">
            <text:p>29.253339005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18102">
            <text:p>18102</text:p>
          </table:table-cell>
          <table:table-cell office:value-type="float" office:value="28486">
            <text:p>28486</text:p>
          </table:table-cell>
          <table:table-cell office:value-type="float" office:value="47247">
            <text:p>47247</text:p>
          </table:table-cell>
          <table:table-cell office:value-type="float" office:value="908.25">
            <text:p>908.25</text:p>
          </table:table-cell>
          <table:table-cell office:value-type="float" office:value="1490.75">
            <text:p>1490.75</text:p>
          </table:table-cell>
          <table:table-cell office:value-type="float" office:value="980.25">
            <text:p>980.25</text:p>
          </table:table-cell>
          <table:table-cell office:value-type="float" office:value="0.0501740139211137">
            <text:p>0.0501740139</text:p>
          </table:table-cell>
          <table:table-cell office:value-type="float" office:value="0.0523327248472934">
            <text:p>0.0523327248</text:p>
          </table:table-cell>
          <table:table-cell office:value-type="float" office:value="0.0207473490380342">
            <text:p>0.020747349</text:p>
          </table:table-cell>
          <table:table-cell office:value-type="float" office:value="1.18054321480289">
            <text:p>1.1805432148</text:p>
          </table:table-cell>
          <table:table-cell office:value-type="float" office:value="1.18853241658181">
            <text:p>1.1885324166</text:p>
          </table:table-cell>
          <table:table-cell office:value-type="float" office:value="1.07345940851765">
            <text:p>1.0734594085</text:p>
          </table:table-cell>
          <table:table-cell office:value-type="float" office:value="14.1586099388103">
            <text:p>14.1586099388</text:p>
          </table:table-cell>
          <table:table-cell office:value-type="float" office:value="13.5886318881034">
            <text:p>13.5886318881</text:p>
          </table:table-cell>
          <table:table-cell office:value-type="float" office:value="33.7543390820774">
            <text:p>33.754339082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20224">
            <text:p>20224</text:p>
          </table:table-cell>
          <table:table-cell office:value-type="float" office:value="29596">
            <text:p>29596</text:p>
          </table:table-cell>
          <table:table-cell office:value-type="float" office:value="46438">
            <text:p>46438</text:p>
          </table:table-cell>
          <table:table-cell office:value-type="float" office:value="1078.625">
            <text:p>1078.625</text:p>
          </table:table-cell>
          <table:table-cell office:value-type="float" office:value="1083.75">
            <text:p>1083.75</text:p>
          </table:table-cell>
          <table:table-cell office:value-type="float" office:value="866">
            <text:p>866</text:p>
          </table:table-cell>
          <table:table-cell office:value-type="float" office:value="0.0533339102056962">
            <text:p>0.0533339102</text:p>
          </table:table-cell>
          <table:table-cell office:value-type="float" office:value="0.0366181240708204">
            <text:p>0.0366181241</text:p>
          </table:table-cell>
          <table:table-cell office:value-type="float" office:value="0.0186485206081227">
            <text:p>0.0186485206</text:p>
          </table:table-cell>
          <table:table-cell office:value-type="float" office:value="1.19224391743648">
            <text:p>1.1922439174</text:p>
          </table:table-cell>
          <table:table-cell office:value-type="float" office:value="1.13079157278838">
            <text:p>1.1307915728</text:p>
          </table:table-cell>
          <table:table-cell office:value-type="float" office:value="1.06595144607734">
            <text:p>1.0659514461</text:p>
          </table:table-cell>
          <table:table-cell office:value-type="float" office:value="13.3399414436132">
            <text:p>13.3399414436</text:p>
          </table:table-cell>
          <table:table-cell office:value-type="float" office:value="19.2735703031478">
            <text:p>19.2735703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70">
            <text:p>770</text:p>
          </table:table-cell>
          <table:table-cell office:value-type="float" office:value="548">
            <text:p>548</text:p>
          </table:table-cell>
          <table:table-cell office:value-type="float" office:value="21399">
            <text:p>21399</text:p>
          </table:table-cell>
          <table:table-cell office:value-type="float" office:value="30946">
            <text:p>30946</text:p>
          </table:table-cell>
          <table:table-cell office:value-type="float" office:value="44278">
            <text:p>44278</text:p>
          </table:table-cell>
          <table:table-cell office:value-type="float" office:value="1096.375">
            <text:p>1096.375</text:p>
          </table:table-cell>
          <table:table-cell office:value-type="float" office:value="750.75">
            <text:p>750.75</text:p>
          </table:table-cell>
          <table:table-cell office:value-type="float" office:value="958.5">
            <text:p>958.5</text:p>
          </table:table-cell>
          <table:table-cell office:value-type="float" office:value="0.0512348707883546">
            <text:p>0.0512348708</text:p>
          </table:table-cell>
          <table:table-cell office:value-type="float" office:value="0.0242600012925742">
            <text:p>0.0242600013</text:p>
          </table:table-cell>
          <table:table-cell office:value-type="float" office:value="0.0216473192104431">
            <text:p>0.0216473192</text:p>
          </table:table-cell>
          <table:table-cell office:value-type="float" office:value="1.18446707124925">
            <text:p>1.1844670712</text:p>
          </table:table-cell>
          <table:table-cell office:value-type="float" office:value="1.08606355794293">
            <text:p>1.0860635579</text:p>
          </table:table-cell>
          <table:table-cell office:value-type="float" office:value="1.07668408583739">
            <text:p>1.0766840858</text:p>
          </table:table-cell>
          <table:table-cell office:value-type="float" office:value="13.8725043854694">
            <text:p>13.8725043855</text:p>
          </table:table-cell>
          <table:table-cell office:value-type="float" office:value="28.9167942797143">
            <text:p>28.9167942797</text:p>
          </table:table-cell>
          <table:table-cell office:value-type="float" office:value="32.3653374413377">
            <text:p>32.365337441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21256">
            <text:p>21256</text:p>
          </table:table-cell>
          <table:table-cell office:value-type="float" office:value="33282">
            <text:p>33282</text:p>
          </table:table-cell>
          <table:table-cell office:value-type="float" office:value="44962">
            <text:p>44962</text:p>
          </table:table-cell>
          <table:table-cell office:value-type="float" office:value="980.75">
            <text:p>980.75</text:p>
          </table:table-cell>
          <table:table-cell office:value-type="float" office:value="800.25">
            <text:p>800.25</text:p>
          </table:table-cell>
          <table:table-cell office:value-type="float" office:value="807.5">
            <text:p>807.5</text:p>
          </table:table-cell>
          <table:table-cell office:value-type="float" office:value="0.0461399134362062">
            <text:p>0.0461399134</text:p>
          </table:table-cell>
          <table:table-cell office:value-type="float" office:value="0.024044528574004">
            <text:p>0.0240445286</text:p>
          </table:table-cell>
          <table:table-cell office:value-type="float" office:value="0.0179596103376184">
            <text:p>0.0179596103</text:p>
          </table:table-cell>
          <table:table-cell office:value-type="float" office:value="1.16566232458605">
            <text:p>1.1656623246</text:p>
          </table:table-cell>
          <table:table-cell office:value-type="float" office:value="1.08528900314353">
            <text:p>1.0852890031</text:p>
          </table:table-cell>
          <table:table-cell office:value-type="float" office:value="1.06349082948448">
            <text:p>1.0634908295</text:p>
          </table:table-cell>
          <table:table-cell office:value-type="float" office:value="15.3666920945301">
            <text:p>15.3666920945</text:p>
          </table:table-cell>
          <table:table-cell office:value-type="float" office:value="29.1728481107391">
            <text:p>29.17284811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819">
            <text:p>819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22321">
            <text:p>22321</text:p>
          </table:table-cell>
          <table:table-cell office:value-type="float" office:value="34144">
            <text:p>34144</text:p>
          </table:table-cell>
          <table:table-cell office:value-type="float" office:value="47028">
            <text:p>47028</text:p>
          </table:table-cell>
          <table:table-cell office:value-type="float" office:value="1218.5">
            <text:p>1218.5</text:p>
          </table:table-cell>
          <table:table-cell office:value-type="float" office:value="139">
            <text:p>139</text:p>
          </table:table-cell>
          <table:table-cell office:value-type="float" office:value="790.875">
            <text:p>790.875</text:p>
          </table:table-cell>
          <table:table-cell office:value-type="float" office:value="0.054589848125084">
            <text:p>0.0545898481</text:p>
          </table:table-cell>
          <table:table-cell office:value-type="float" office:value="0.00407099343955014">
            <text:p>0.0040709934</text:p>
          </table:table-cell>
          <table:table-cell office:value-type="float" office:value="0.0168171089563664">
            <text:p>0.016817109</text:p>
          </table:table-cell>
          <table:table-cell office:value-type="float" office:value="1.1969053694137">
            <text:p>1.1969053694</text:p>
          </table:table-cell>
          <table:table-cell office:value-type="float" office:value="1.01428096009409">
            <text:p>1.0142809601</text:p>
          </table:table-cell>
          <table:table-cell office:value-type="float" office:value="1.05941419904844">
            <text:p>1.059414199</text:p>
          </table:table-cell>
          <table:table-cell office:value-type="float" office:value="13.04086770985">
            <text:p>13.04086770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302">
            <text:p>23302</text:p>
          </table:table-cell>
          <table:table-cell office:value-type="float" office:value="34386">
            <text:p>34386</text:p>
          </table:table-cell>
          <table:table-cell office:value-type="float" office:value="46515">
            <text:p>46515</text:p>
          </table:table-cell>
          <table:table-cell office:value-type="float" office:value="739.375">
            <text:p>739.375</text:p>
          </table:table-cell>
          <table:table-cell office:value-type="float" office:value="625">
            <text:p>625</text:p>
          </table:table-cell>
          <table:table-cell office:value-type="float" office:value="-79.125">
            <text:p>-79.125</text:p>
          </table:table-cell>
          <table:table-cell office:value-type="float" office:value="0.031730109003519">
            <text:p>0.031730109</text:p>
          </table:table-cell>
          <table:table-cell office:value-type="float" office:value="0.0181760018612226">
            <text:p>0.0181760019</text:p>
          </table:table-cell>
          <table:table-cell office:value-type="float" office:value="-0.00170106417284747">
            <text:p>-0.0017010642</text:p>
          </table:table-cell>
          <table:table-cell office:value-type="float" office:value="1.11302870915437">
            <text:p>1.1130287092</text:p>
          </table:table-cell>
          <table:table-cell office:value-type="float" office:value="1.06426352591985">
            <text:p>1.0642635259</text:p>
          </table:table-cell>
          <table:table-cell office:value-type="float" office:value="0.994051946888901">
            <text:p>0.9940519469</text:p>
          </table:table-cell>
          <table:table-cell office:value-type="float" office:value="22.1898622453931">
            <text:p>22.18986224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872">
            <text:p>872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4520">
            <text:p>24520</text:p>
          </table:table-cell>
          <table:table-cell office:value-type="float" office:value="33132">
            <text:p>33132</text:p>
          </table:table-cell>
          <table:table-cell office:value-type="float" office:value="48736">
            <text:p>48736</text:p>
          </table:table-cell>
          <table:table-cell office:value-type="float" office:value="529.25">
            <text:p>529.25</text:p>
          </table:table-cell>
          <table:table-cell office:value-type="float" office:value="625.875">
            <text:p>625.875</text:p>
          </table:table-cell>
          <table:table-cell office:value-type="float" office:value="-203.625">
            <text:p>-203.625</text:p>
          </table:table-cell>
          <table:table-cell office:value-type="float" office:value="0.0215844208809135">
            <text:p>0.0215844209</text:p>
          </table:table-cell>
          <table:table-cell office:value-type="float" office:value="0.0188903477001087">
            <text:p>0.0188903477</text:p>
          </table:table-cell>
          <table:table-cell office:value-type="float" office:value="-0.00417812294812869">
            <text:p>-0.0041781229</text:p>
          </table:table-cell>
          <table:table-cell office:value-type="float" office:value="1.07645861204374">
            <text:p>1.076458612</text:p>
          </table:table-cell>
          <table:table-cell office:value-type="float" office:value="1.06681563361339">
            <text:p>1.0668156336</text:p>
          </table:table-cell>
          <table:table-cell office:value-type="float" office:value="0.985410784835834">
            <text:p>0.9854107848</text:p>
          </table:table-cell>
          <table:table-cell office:value-type="float" office:value="32.4586492488485">
            <text:p>32.45864924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658">
            <text:p>658</text:p>
          </table:table-cell>
          <table:table-cell office:value-type="float" office:value="24910">
            <text:p>24910</text:p>
          </table:table-cell>
          <table:table-cell office:value-type="float" office:value="33146">
            <text:p>33146</text:p>
          </table:table-cell>
          <table:table-cell office:value-type="float" office:value="50831">
            <text:p>50831</text:p>
          </table:table-cell>
          <table:table-cell office:value-type="float" office:value="409.375">
            <text:p>409.375</text:p>
          </table:table-cell>
          <table:table-cell office:value-type="float" office:value="588.25">
            <text:p>588.25</text:p>
          </table:table-cell>
          <table:table-cell office:value-type="float" office:value="-2.75">
            <text:p>-2.75</text:p>
          </table:table-cell>
          <table:table-cell office:value-type="float" office:value="0.0164341629867523">
            <text:p>0.016434163</text:p>
          </table:table-cell>
          <table:table-cell office:value-type="float" office:value="0.0177472394859108">
            <text:p>0.0177472395</text:p>
          </table:table-cell>
          <table:table-cell table:style-name="ce17" office:value-type="float" office:value="-0.000054100843973166">
            <text:p>-5.41E-005</text:p>
          </table:table-cell>
          <table:table-cell office:value-type="float" office:value="1.05804893061126">
            <text:p>1.0580489306</text:p>
          </table:table-cell>
          <table:table-cell office:value-type="float" office:value="1.06273266863905">
            <text:p>1.0627326686</text:p>
          </table:table-cell>
          <table:table-cell office:value-type="float" office:value="0.99981065278282">
            <text:p>0.99981065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5646">
            <text:p>25646</text:p>
          </table:table-cell>
          <table:table-cell office:value-type="float" office:value="34666">
            <text:p>34666</text:p>
          </table:table-cell>
          <table:table-cell office:value-type="float" office:value="49116">
            <text:p>49116</text:p>
          </table:table-cell>
          <table:table-cell office:value-type="float" office:value="-119.5">
            <text:p>-119.5</text:p>
          </table:table-cell>
          <table:table-cell office:value-type="float" office:value="-260.375">
            <text:p>-260.375</text:p>
          </table:table-cell>
          <table:table-cell office:value-type="float" office:value="47.375">
            <text:p>47.375</text:p>
          </table:table-cell>
          <table:table-cell office:value-type="float" office:value="-0.00465959603836856">
            <text:p>-0.004659596</text:p>
          </table:table-cell>
          <table:table-cell office:value-type="float" office:value="-0.00751096174926441">
            <text:p>-0.0075109617</text:p>
          </table:table-cell>
          <table:table-cell office:value-type="float" office:value="0.000964553302386188">
            <text:p>0.0009645533</text:p>
          </table:table-cell>
          <table:table-cell office:value-type="float" office:value="0.983733969062782">
            <text:p>0.9837339691</text:p>
          </table:table-cell>
          <table:table-cell office:value-type="float" office:value="0.973822206388516">
            <text:p>0.9738222064</text:p>
          </table:table-cell>
          <table:table-cell office:value-type="float" office:value="1.00337776006997">
            <text:p>1.00337776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25830">
            <text:p>25830</text:p>
          </table:table-cell>
          <table:table-cell office:value-type="float" office:value="34232">
            <text:p>34232</text:p>
          </table:table-cell>
          <table:table-cell office:value-type="float" office:value="46654">
            <text:p>46654</text:p>
          </table:table-cell>
          <table:table-cell office:value-type="float" office:value="-30">
            <text:p>-30</text:p>
          </table:table-cell>
          <table:table-cell office:value-type="float" office:value="0.25">
            <text:p>0.25</text:p>
          </table:table-cell>
          <table:table-cell office:value-type="float" office:value="-62.75">
            <text:p>-62.75</text:p>
          </table:table-cell>
          <table:table-cell office:value-type="float" office:value="-0.00116144018583043">
            <text:p>-0.0011614402</text:p>
          </table:table-cell>
          <table:table-cell table:style-name="ce17" office:value-type="float" office:value="0.00000730310820285113">
            <text:p>7.30E-006</text:p>
          </table:table-cell>
          <table:table-cell office:value-type="float" office:value="-0.00134500793072405">
            <text:p>-0.0013450079</text:p>
          </table:table-cell>
          <table:table-cell office:value-type="float" office:value="0.995937603278472">
            <text:p>0.9959376033</text:p>
          </table:table-cell>
          <table:table-cell office:value-type="float" office:value="1.00002556098325">
            <text:p>1.000025561</text:p>
          </table:table-cell>
          <table:table-cell office:value-type="float" office:value="0.99529601797328">
            <text:p>0.9952960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616">
            <text:p>616</text:p>
          </table:table-cell>
          <table:table-cell office:value-type="float" office:value="24080">
            <text:p>24080</text:p>
          </table:table-cell>
          <table:table-cell office:value-type="float" office:value="32860">
            <text:p>32860</text:p>
          </table:table-cell>
          <table:table-cell office:value-type="float" office:value="48392">
            <text:p>48392</text:p>
          </table:table-cell>
          <table:table-cell office:value-type="float" office:value="-167.5">
            <text:p>-167.5</text:p>
          </table:table-cell>
          <table:table-cell office:value-type="float" office:value="463.375">
            <text:p>463.375</text:p>
          </table:table-cell>
          <table:table-cell office:value-type="float" office:value="-609.875">
            <text:p>-609.875</text:p>
          </table:table-cell>
          <table:table-cell office:value-type="float" office:value="-0.00695598006644518">
            <text:p>-0.0069559801</text:p>
          </table:table-cell>
          <table:table-cell office:value-type="float" office:value="0.0141014911746805">
            <text:p>0.0141014912</text:p>
          </table:table-cell>
          <table:table-cell office:value-type="float" office:value="-0.0126028062489668">
            <text:p>-0.0126028062</text:p>
          </table:table-cell>
          <table:table-cell office:value-type="float" office:value="0.975748905658464">
            <text:p>0.9757489057</text:p>
          </table:table-cell>
          <table:table-cell office:value-type="float" office:value="1.04974496913595">
            <text:p>1.0497449691</text:p>
          </table:table-cell>
          <table:table-cell office:value-type="float" office:value="0.9562014863503">
            <text:p>0.95620148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798">
            <text:p>798</text:p>
          </table:table-cell>
          <table:table-cell office:value-type="float" office:value="24780">
            <text:p>24780</text:p>
          </table:table-cell>
          <table:table-cell office:value-type="float" office:value="33150">
            <text:p>33150</text:p>
          </table:table-cell>
          <table:table-cell office:value-type="float" office:value="50823">
            <text:p>50823</text:p>
          </table:table-cell>
          <table:table-cell office:value-type="float" office:value="333">
            <text:p>333</text:p>
          </table:table-cell>
          <table:table-cell office:value-type="float" office:value="341.25">
            <text:p>341.25</text:p>
          </table:table-cell>
          <table:table-cell office:value-type="float" office:value="-272.75">
            <text:p>-272.75</text:p>
          </table:table-cell>
          <table:table-cell office:value-type="float" office:value="0.0134382566585956">
            <text:p>0.0134382567</text:p>
          </table:table-cell>
          <table:table-cell office:value-type="float" office:value="0.0102941176470588">
            <text:p>0.0102941176</text:p>
          </table:table-cell>
          <table:table-cell office:value-type="float" office:value="-0.00536666469905358">
            <text:p>-0.0053666647</text:p>
          </table:table-cell>
          <table:table-cell office:value-type="float" office:value="1.04738784831945">
            <text:p>1.0473878483</text:p>
          </table:table-cell>
          <table:table-cell office:value-type="float" office:value="1.03623711072664">
            <text:p>1.0362371107</text:p>
          </table:table-cell>
          <table:table-cell office:value-type="float" office:value="0.981273123689697">
            <text:p>0.9812731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25358">
            <text:p>25358</text:p>
          </table:table-cell>
          <table:table-cell office:value-type="float" office:value="33650">
            <text:p>33650</text:p>
          </table:table-cell>
          <table:table-cell office:value-type="float" office:value="48978">
            <text:p>48978</text:p>
          </table:table-cell>
          <table:table-cell office:value-type="float" office:value="6.375">
            <text:p>6.375</text:p>
          </table:table-cell>
          <table:table-cell office:value-type="float" office:value="131">
            <text:p>131</text:p>
          </table:table-cell>
          <table:table-cell office:value-type="float" office:value="-145.375">
            <text:p>-145.375</text:p>
          </table:table-cell>
          <table:table-cell office:value-type="float" office:value="0.000251399952677656">
            <text:p>0.0002514</text:p>
          </table:table-cell>
          <table:table-cell office:value-type="float" office:value="0.00389301634472511">
            <text:p>0.0038930163</text:p>
          </table:table-cell>
          <table:table-cell office:value-type="float" office:value="-0.00296816938217159">
            <text:p>-0.0029681694</text:p>
          </table:table-cell>
          <table:table-cell office:value-type="float" office:value="1.00088002371017">
            <text:p>1.0008800237</text:p>
          </table:table-cell>
          <table:table-cell office:value-type="float" office:value="1.01365526213601">
            <text:p>1.0136552621</text:p>
          </table:table-cell>
          <table:table-cell office:value-type="float" office:value="0.989628674820183">
            <text:p>0.98962867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901">
            <text:p>901</text:p>
          </table:table-cell>
          <table:table-cell office:value-type="float" office:value="25032">
            <text:p>25032</text:p>
          </table:table-cell>
          <table:table-cell office:value-type="float" office:value="34114">
            <text:p>34114</text:p>
          </table:table-cell>
          <table:table-cell office:value-type="float" office:value="49444">
            <text:p>49444</text:p>
          </table:table-cell>
          <table:table-cell office:value-type="float" office:value="11.5">
            <text:p>11.5</text:p>
          </table:table-cell>
          <table:table-cell office:value-type="float" office:value="38.75">
            <text:p>38.75</text:p>
          </table:table-cell>
          <table:table-cell office:value-type="float" office:value="568">
            <text:p>568</text:p>
          </table:table-cell>
          <table:table-cell office:value-type="float" office:value="0.000459411952700543">
            <text:p>0.000459412</text:p>
          </table:table-cell>
          <table:table-cell office:value-type="float" office:value="0.00113589728557191">
            <text:p>0.0011358973</text:p>
          </table:table-cell>
          <table:table-cell office:value-type="float" office:value="0.0114877437100558">
            <text:p>0.0114877437</text:p>
          </table:table-cell>
          <table:table-cell office:value-type="float" office:value="1.00160835551076">
            <text:p>1.0016083555</text:p>
          </table:table-cell>
          <table:table-cell office:value-type="float" office:value="1.00397816941428">
            <text:p>1.0039781694</text:p>
          </table:table-cell>
          <table:table-cell office:value-type="float" office:value="1.04046576076607">
            <text:p>1.04046576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74">
            <text:p>674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23050">
            <text:p>23050</text:p>
          </table:table-cell>
          <table:table-cell office:value-type="float" office:value="34196">
            <text:p>34196</text:p>
          </table:table-cell>
          <table:table-cell office:value-type="float" office:value="49083">
            <text:p>49083</text:p>
          </table:table-cell>
          <table:table-cell office:value-type="float" office:value="25">
            <text:p>25</text:p>
          </table:table-cell>
          <table:table-cell office:value-type="float" office:value="-345.25">
            <text:p>-345.25</text:p>
          </table:table-cell>
          <table:table-cell office:value-type="float" office:value="1011.625">
            <text:p>1011.625</text:p>
          </table:table-cell>
          <table:table-cell office:value-type="float" office:value="0.00108459869848156">
            <text:p>0.0010845987</text:p>
          </table:table-cell>
          <table:table-cell office:value-type="float" office:value="-0.0100962100830506">
            <text:p>-0.0100962101</text:p>
          </table:table-cell>
          <table:table-cell office:value-type="float" office:value="0.0206104965059185">
            <text:p>0.0206104965</text:p>
          </table:table-cell>
          <table:table-cell office:value-type="float" office:value="1.00379840109919">
            <text:p>1.0037984011</text:p>
          </table:table-cell>
          <table:table-cell office:value-type="float" office:value="0.964863054287083">
            <text:p>0.9648630543</text:p>
          </table:table-cell>
          <table:table-cell office:value-type="float" office:value="1.07296933120051">
            <text:p>1.0729693312</text:p>
          </table:table-cell>
          <table:table-cell table:number-columns-repeated="2" office:value-type="float" office:value="0">
            <text:p>0</text:p>
          </table:table-cell>
          <table:table-cell office:value-type="float" office:value="33.9761803776136">
            <text:p>33.976180377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table:number-columns-repeated="2" office:value-type="float" office:value="1323">
            <text:p>1323</text:p>
          </table:table-cell>
          <table:table-cell office:value-type="float" office:value="24288">
            <text:p>24288</text:p>
          </table:table-cell>
          <table:table-cell office:value-type="float" office:value="35666">
            <text:p>35666</text:p>
          </table:table-cell>
          <table:table-cell office:value-type="float" office:value="50768">
            <text:p>50768</text:p>
          </table:table-cell>
          <table:table-cell office:value-type="float" office:value="-30.875">
            <text:p>-30.875</text:p>
          </table:table-cell>
          <table:table-cell office:value-type="float" office:value="-160.75">
            <text:p>-160.75</text:p>
          </table:table-cell>
          <table:table-cell office:value-type="float" office:value="842.625">
            <text:p>842.625</text:p>
          </table:table-cell>
          <table:table-cell office:value-type="float" office:value="-0.00127120388669302">
            <text:p>-0.0012712039</text:p>
          </table:table-cell>
          <table:table-cell office:value-type="float" office:value="-0.0045070935905344">
            <text:p>-0.0045070936</text:p>
          </table:table-cell>
          <table:table-cell office:value-type="float" office:value="0.0165975614560353">
            <text:p>0.0165975615</text:p>
          </table:table-cell>
          <table:table-cell office:value-type="float" office:value="0.995553953676845">
            <text:p>0.9955539537</text:p>
          </table:table-cell>
          <table:table-cell office:value-type="float" office:value="0.984264987662692">
            <text:p>0.9842649877</text:p>
          </table:table-cell>
          <table:table-cell office:value-type="float" office:value="1.05863140402685">
            <text:p>1.0586314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270">
            <text:p>34270</text:p>
          </table:table-cell>
          <table:table-cell office:value-type="float" office:value="50805">
            <text:p>50805</text:p>
          </table:table-cell>
          <table:table-cell office:value-type="float" office:value="42.75">
            <text:p>42.75</text:p>
          </table:table-cell>
          <table:table-cell office:value-type="float" office:value="-270.875">
            <text:p>-270.875</text:p>
          </table:table-cell>
          <table:table-cell office:value-type="float" office:value="850.25">
            <text:p>850.25</text:p>
          </table:table-cell>
          <table:table-cell office:value-type="float" office:value="0.00168992370636834">
            <text:p>0.0016899237</text:p>
          </table:table-cell>
          <table:table-cell office:value-type="float" office:value="-0.00790414356580099">
            <text:p>-0.0079041436</text:p>
          </table:table-cell>
          <table:table-cell office:value-type="float" office:value="0.0167355575238658">
            <text:p>0.0167355575</text:p>
          </table:table-cell>
          <table:table-cell office:value-type="float" office:value="1.00592033042287">
            <text:p>1.0059203304</text:p>
          </table:table-cell>
          <table:table-cell office:value-type="float" office:value="0.972457949471294">
            <text:p>0.9724579495</text:p>
          </table:table-cell>
          <table:table-cell office:value-type="float" office:value="1.05912340594937">
            <text:p>1.05912340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590">
            <text:p>34590</text:p>
          </table:table-cell>
          <table:table-cell office:value-type="float" office:value="50805">
            <text:p>50805</text:p>
          </table:table-cell>
          <table:table-cell office:value-type="float" office:value="31.5">
            <text:p>31.5</text:p>
          </table:table-cell>
          <table:table-cell office:value-type="float" office:value="341.375">
            <text:p>341.375</text:p>
          </table:table-cell>
          <table:table-cell office:value-type="float" office:value="81.25">
            <text:p>81.25</text:p>
          </table:table-cell>
          <table:table-cell office:value-type="float" office:value="0.00126964933494559">
            <text:p>0.0012696493</text:p>
          </table:table-cell>
          <table:table-cell office:value-type="float" office:value="0.00986918184446372">
            <text:p>0.0098691818</text:p>
          </table:table-cell>
          <table:table-cell office:value-type="float" office:value="0.00159925204212184">
            <text:p>0.001599252</text:p>
          </table:table-cell>
          <table:table-cell office:value-type="float" office:value="1.0044469322108">
            <text:p>1.0044469322</text:p>
          </table:table-cell>
          <table:table-cell office:value-type="float" office:value="1.03473304192617">
            <text:p>1.0347330419</text:p>
          </table:table-cell>
          <table:table-cell office:value-type="float" office:value="1.00560239505733">
            <text:p>1.00560239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425">
            <text:p>35425</text:p>
          </table:table-cell>
          <table:table-cell office:value-type="float" office:value="50327">
            <text:p>50327</text:p>
          </table:table-cell>
          <table:table-cell office:value-type="float" office:value="-14.125">
            <text:p>-14.125</text:p>
          </table:table-cell>
          <table:table-cell office:value-type="float" office:value="710.125">
            <text:p>710.125</text:p>
          </table:table-cell>
          <table:table-cell office:value-type="float" office:value="-143.375">
            <text:p>-143.375</text:p>
          </table:table-cell>
          <table:table-cell office:value-type="float" office:value="-0.000620442765527541">
            <text:p>-0.0006204428</text:p>
          </table:table-cell>
          <table:table-cell office:value-type="float" office:value="0.020045871559633">
            <text:p>0.0200458716</text:p>
          </table:table-cell>
          <table:table-cell office:value-type="float" office:value="-0.00284886840065969">
            <text:p>-0.0028488684</text:p>
          </table:table-cell>
          <table:table-cell office:value-type="float" office:value="0.997829204821135">
            <text:p>0.9978292048</text:p>
          </table:table-cell>
          <table:table-cell office:value-type="float" office:value="1.07094815091322">
            <text:p>1.0709481509</text:p>
          </table:table-cell>
          <table:table-cell office:value-type="float" office:value="0.990044868057973">
            <text:p>0.9900448681</text:p>
          </table:table-cell>
          <table:table-cell office:value-type="float" office:value="0">
            <text:p>0</text:p>
          </table:table-cell>
          <table:table-cell office:value-type="float" office:value="34.9234787258347">
            <text:p>34.9234787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5936">
            <text:p>35936</text:p>
          </table:table-cell>
          <table:table-cell office:value-type="float" office:value="51203">
            <text:p>51203</text:p>
          </table:table-cell>
          <table:table-cell office:value-type="float" office:value="-7.25">
            <text:p>-7.25</text:p>
          </table:table-cell>
          <table:table-cell office:value-type="float" office:value="587.25">
            <text:p>587.25</text:p>
          </table:table-cell>
          <table:table-cell office:value-type="float" office:value="-868.5">
            <text:p>-868.5</text:p>
          </table:table-cell>
          <table:table-cell office:value-type="float" office:value="-0.000303245775472645">
            <text:p>-0.0003032458</text:p>
          </table:table-cell>
          <table:table-cell office:value-type="float" office:value="0.0163415516473731">
            <text:p>0.0163415516</text:p>
          </table:table-cell>
          <table:table-cell office:value-type="float" office:value="-0.0169618967638615">
            <text:p>-0.0169618968</text:p>
          </table:table-cell>
          <table:table-cell office:value-type="float" office:value="0.998938820023526">
            <text:p>0.99893882</text:p>
          </table:table-cell>
          <table:table-cell office:value-type="float" office:value="1.05771884153388">
            <text:p>1.0577188415</text:p>
          </table:table-cell>
          <table:table-cell office:value-type="float" office:value="0.941197264972467">
            <text:p>0.9411972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5972">
            <text:p>35972</text:p>
          </table:table-cell>
          <table:table-cell office:value-type="float" office:value="52609">
            <text:p>52609</text:p>
          </table:table-cell>
          <table:table-cell office:value-type="float" office:value="114.125">
            <text:p>114.125</text:p>
          </table:table-cell>
          <table:table-cell office:value-type="float" office:value="691.375">
            <text:p>691.375</text:p>
          </table:table-cell>
          <table:table-cell office:value-type="float" office:value="-1027.125">
            <text:p>-1027.125</text:p>
          </table:table-cell>
          <table:table-cell office:value-type="float" office:value="0.004652466367713">
            <text:p>0.0046524664</text:p>
          </table:table-cell>
          <table:table-cell office:value-type="float" office:value="0.0192198098521072">
            <text:p>0.0192198099</text:p>
          </table:table-cell>
          <table:table-cell office:value-type="float" office:value="-0.0195237506890456">
            <text:p>-0.0195237507</text:p>
          </table:table-cell>
          <table:table-cell office:value-type="float" office:value="1.01632605735587">
            <text:p>1.0163260574</text:p>
          </table:table-cell>
          <table:table-cell office:value-type="float" office:value="1.06799336062025">
            <text:p>1.0679933606</text:p>
          </table:table-cell>
          <table:table-cell office:value-type="float" office:value="0.932413979196638">
            <text:p>0.93241397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5379">
            <text:p>35379</text:p>
          </table:table-cell>
          <table:table-cell office:value-type="float" office:value="49580">
            <text:p>49580</text:p>
          </table:table-cell>
          <table:table-cell office:value-type="float" office:value="240">
            <text:p>240</text:p>
          </table:table-cell>
          <table:table-cell office:value-type="float" office:value="34.75">
            <text:p>34.75</text:p>
          </table:table-cell>
          <table:table-cell office:value-type="float" office:value="-1269.25">
            <text:p>-1269.25</text:p>
          </table:table-cell>
          <table:table-cell office:value-type="float" office:value="0.00930088358394048">
            <text:p>0.0093008836</text:p>
          </table:table-cell>
          <table:table-cell office:value-type="float" office:value="0.000982221091608016">
            <text:p>0.0009822211</text:p>
          </table:table-cell>
          <table:table-cell office:value-type="float" office:value="-0.0256000403388463">
            <text:p>-0.0256000403</text:p>
          </table:table-cell>
          <table:table-cell office:value-type="float" office:value="1.03272264515726">
            <text:p>1.0327226452</text:p>
          </table:table-cell>
          <table:table-cell office:value-type="float" office:value="1.00343966474684">
            <text:p>1.0034396647</text:p>
          </table:table-cell>
          <table:table-cell office:value-type="float" office:value="0.911684368462125">
            <text:p>0.9116843685</text:p>
          </table:table-cell>
          <table:table-cell table:number-columns-repeated="2" office:value-type="float" office:value="0">
            <text:p>0</text:p>
          </table:table-cell>
          <table:table-cell office:value-type="float" office:value="-26.727947529193">
            <text:p>-26.727947529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4698">
            <text:p>34698</text:p>
          </table:table-cell>
          <table:table-cell office:value-type="float" office:value="49519">
            <text:p>49519</text:p>
          </table:table-cell>
          <table:table-cell office:value-type="float" office:value="496">
            <text:p>496</text:p>
          </table:table-cell>
          <table:table-cell office:value-type="float" office:value="-859.75">
            <text:p>-859.75</text:p>
          </table:table-cell>
          <table:table-cell office:value-type="float" office:value="-277">
            <text:p>-277</text:p>
          </table:table-cell>
          <table:table-cell office:value-type="float" office:value="0.018741734366144">
            <text:p>0.0187417344</text:p>
          </table:table-cell>
          <table:table-cell office:value-type="float" office:value="-0.0247780851922301">
            <text:p>-0.0247780852</text:p>
          </table:table-cell>
          <table:table-cell office:value-type="float" office:value="-0.00559381247601931">
            <text:p>-0.0055938125</text:p>
          </table:table-cell>
          <table:table-cell office:value-type="float" office:value="1.06628452539132">
            <text:p>1.0662845254</text:p>
          </table:table-cell>
          <table:table-cell office:value-type="float" office:value="0.91448005069855">
            <text:p>0.9144800507</text:p>
          </table:table-cell>
          <table:table-cell office:value-type="float" office:value="0.980482986180445">
            <text:p>0.9804829862</text:p>
          </table:table-cell>
          <table:table-cell office:value-type="float" office:value="0">
            <text:p>0</text:p>
          </table:table-cell>
          <table:table-cell office:value-type="float" office:value="-27.6261799724858">
            <text:p>-27.6261799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24498">
            <text:p>24498</text:p>
          </table:table-cell>
          <table:table-cell office:value-type="float" office:value="35288">
            <text:p>35288</text:p>
          </table:table-cell>
          <table:table-cell office:value-type="float" office:value="49963">
            <text:p>49963</text:p>
          </table:table-cell>
          <table:table-cell office:value-type="float" office:value="-816.25">
            <text:p>-816.25</text:p>
          </table:table-cell>
          <table:table-cell office:value-type="float" office:value="-702">
            <text:p>-702</text:p>
          </table:table-cell>
          <table:table-cell office:value-type="float" office:value="-884">
            <text:p>-884</text:p>
          </table:table-cell>
          <table:table-cell office:value-type="float" office:value="-0.0333190464527717">
            <text:p>-0.0333190465</text:p>
          </table:table-cell>
          <table:table-cell office:value-type="float" office:value="-0.0198934481976876">
            <text:p>-0.0198934482</text:p>
          </table:table-cell>
          <table:table-cell office:value-type="float" office:value="-0.0176930928887377">
            <text:p>-0.0176930929</text:p>
          </table:table-cell>
          <table:table-cell office:value-type="float" office:value="0.885559248774082">
            <text:p>0.8855592488</text:p>
          </table:table-cell>
          <table:table-cell office:value-type="float" office:value="0.931148599899234">
            <text:p>0.9311485999</text:p>
          </table:table-cell>
          <table:table-cell office:value-type="float" office:value="0.938687744139918">
            <text:p>0.9386877441</text:p>
          </table:table-cell>
          <table:table-cell office:value-type="float" office:value="-20.4548009287846">
            <text:p>-20.45480092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23415">
            <text:p>23415</text:p>
          </table:table-cell>
          <table:table-cell office:value-type="float" office:value="35308">
            <text:p>35308</text:p>
          </table:table-cell>
          <table:table-cell office:value-type="float" office:value="51344">
            <text:p>51344</text:p>
          </table:table-cell>
          <table:table-cell office:value-type="float" office:value="-801">
            <text:p>-801</text:p>
          </table:table-cell>
          <table:table-cell office:value-type="float" office:value="612.5">
            <text:p>612.5</text:p>
          </table:table-cell>
          <table:table-cell office:value-type="float" office:value="-1092.5">
            <text:p>-1092.5</text:p>
          </table:table-cell>
          <table:table-cell office:value-type="float" office:value="-0.0342088404868674">
            <text:p>-0.0342088405</text:p>
          </table:table-cell>
          <table:table-cell office:value-type="float" office:value="0.0173473433782712">
            <text:p>0.0173473434</text:p>
          </table:table-cell>
          <table:table-cell office:value-type="float" office:value="-0.0212780461202867">
            <text:p>-0.0212780461</text:p>
          </table:table-cell>
          <table:table-cell office:value-type="float" office:value="0.882562738040178">
            <text:p>0.882562738</text:p>
          </table:table-cell>
          <table:table-cell office:value-type="float" office:value="1.06130552525563">
            <text:p>1.0613055253</text:p>
          </table:table-cell>
          <table:table-cell office:value-type="float" office:value="0.926414238862523">
            <text:p>0.9264142389</text:p>
          </table:table-cell>
          <table:table-cell office:value-type="float" office:value="-19.9136396423985">
            <text:p>-19.9136396424</text:p>
          </table:table-cell>
          <table:table-cell office:value-type="float" office:value="0">
            <text:p>0</text:p>
          </table:table-cell>
          <table:table-cell office:value-type="float" office:value="-32.2278809640745">
            <text:p>-32.227880964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22616">
            <text:p>22616</text:p>
          </table:table-cell>
          <table:table-cell office:value-type="float" office:value="34274">
            <text:p>34274</text:p>
          </table:table-cell>
          <table:table-cell office:value-type="float" office:value="48679">
            <text:p>48679</text:p>
          </table:table-cell>
          <table:table-cell office:value-type="float" office:value="-612.625">
            <text:p>-612.625</text:p>
          </table:table-cell>
          <table:table-cell office:value-type="float" office:value="67.5">
            <text:p>67.5</text:p>
          </table:table-cell>
          <table:table-cell office:value-type="float" office:value="-1189.625">
            <text:p>-1189.625</text:p>
          </table:table-cell>
          <table:table-cell office:value-type="float" office:value="-0.0270881234524231">
            <text:p>-0.0270881235</text:p>
          </table:table-cell>
          <table:table-cell office:value-type="float" office:value="0.00196942288615277">
            <text:p>0.0019694229</text:p>
          </table:table-cell>
          <table:table-cell office:value-type="float" office:value="-0.0244381560837322">
            <text:p>-0.0244381561</text:p>
          </table:table-cell>
          <table:table-cell office:value-type="float" office:value="0.90662975012358">
            <text:p>0.9066297501</text:p>
          </table:table-cell>
          <table:table-cell office:value-type="float" office:value="1.00690058220948">
            <text:p>1.0069005822</text:p>
          </table:table-cell>
          <table:table-cell office:value-type="float" office:value="0.915637011713572">
            <text:p>0.9156370117</text:p>
          </table:table-cell>
          <table:table-cell office:value-type="float" office:value="-25.2404410906237">
            <text:p>-25.2404410906</text:p>
          </table:table-cell>
          <table:table-cell office:value-type="float" office:value="0">
            <text:p>0</text:p>
          </table:table-cell>
          <table:table-cell office:value-type="float" office:value="-28.0153148044004">
            <text:p>-28.015314804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1780">
            <text:p>1780</text:p>
          </table:table-cell>
          <table:table-cell office:value-type="float" office:value="22676">
            <text:p>22676</text:p>
          </table:table-cell>
          <table:table-cell office:value-type="float" office:value="33516">
            <text:p>33516</text:p>
          </table:table-cell>
          <table:table-cell office:value-type="float" office:value="48690">
            <text:p>48690</text:p>
          </table:table-cell>
          <table:table-cell office:value-type="float" office:value="-496.25">
            <text:p>-496.25</text:p>
          </table:table-cell>
          <table:table-cell office:value-type="float" office:value="-884.125">
            <text:p>-884.125</text:p>
          </table:table-cell>
          <table:table-cell office:value-type="float" office:value="-212.5">
            <text:p>-212.5</text:p>
          </table:table-cell>
          <table:table-cell office:value-type="float" office:value="-0.0218843711412948">
            <text:p>-0.0218843711</text:p>
          </table:table-cell>
          <table:table-cell office:value-type="float" office:value="-0.0263791920276883">
            <text:p>-0.026379192</text:p>
          </table:table-cell>
          <table:table-cell office:value-type="float" office:value="-0.00436434586157322">
            <text:p>-0.0043643459</text:p>
          </table:table-cell>
          <table:table-cell office:value-type="float" office:value="0.924343395377958">
            <text:p>0.9243433954</text:p>
          </table:table-cell>
          <table:table-cell office:value-type="float" office:value="0.909036716976277">
            <text:p>0.909036717</text:p>
          </table:table-cell>
          <table:table-cell office:value-type="float" office:value="0.984762122613501">
            <text:p>0.9847621226</text:p>
          </table:table-cell>
          <table:table-cell office:value-type="float" office:value="-31.3253079221934">
            <text:p>-31.3253079222</text:p>
          </table:table-cell>
          <table:table-cell office:value-type="float" office:value="-25.928167732498">
            <text:p>-25.9281677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1244">
            <text:p>1244</text:p>
          </table:table-cell>
          <table:table-cell office:value-type="float" office:value="22490">
            <text:p>22490</text:p>
          </table:table-cell>
          <table:table-cell office:value-type="float" office:value="31418">
            <text:p>31418</text:p>
          </table:table-cell>
          <table:table-cell office:value-type="float" office:value="48650">
            <text:p>48650</text:p>
          </table:table-cell>
          <table:table-cell office:value-type="float" office:value="-275.75">
            <text:p>-275.75</text:p>
          </table:table-cell>
          <table:table-cell office:value-type="float" office:value="-948.125">
            <text:p>-948.125</text:p>
          </table:table-cell>
          <table:table-cell office:value-type="float" office:value="-923">
            <text:p>-923</text:p>
          </table:table-cell>
          <table:table-cell office:value-type="float" office:value="-0.0122610048910627">
            <text:p>-0.0122610049</text:p>
          </table:table-cell>
          <table:table-cell office:value-type="float" office:value="-0.030177764338914">
            <text:p>-0.0301777643</text:p>
          </table:table-cell>
          <table:table-cell office:value-type="float" office:value="-0.0189722507708119">
            <text:p>-0.0189722508</text:p>
          </table:table-cell>
          <table:table-cell office:value-type="float" office:value="0.95738113407352">
            <text:p>0.9573811341</text:p>
          </table:table-cell>
          <table:table-cell office:value-type="float" office:value="0.896162791836371">
            <text:p>0.8961627918</text:p>
          </table:table-cell>
          <table:table-cell office:value-type="float" office:value="0.934302617048807">
            <text:p>0.934302617</text:p>
          </table:table-cell>
          <table:table-cell office:value-type="float" office:value="0">
            <text:p>0</text:p>
          </table:table-cell>
          <table:table-cell office:value-type="float" office:value="-22.6204613295362">
            <text:p>-22.6204613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22388">
            <text:p>22388</text:p>
          </table:table-cell>
          <table:table-cell office:value-type="float" office:value="30208">
            <text:p>30208</text:p>
          </table:table-cell>
          <table:table-cell office:value-type="float" office:value="49768">
            <text:p>49768</text:p>
          </table:table-cell>
          <table:table-cell office:value-type="float" office:value="-774.75">
            <text:p>-774.75</text:p>
          </table:table-cell>
          <table:table-cell office:value-type="float" office:value="-315.875">
            <text:p>-315.875</text:p>
          </table:table-cell>
          <table:table-cell office:value-type="float" office:value="-1069">
            <text:p>-1069</text:p>
          </table:table-cell>
          <table:table-cell office:value-type="float" office:value="-0.0346055922815794">
            <text:p>-0.0346055923</text:p>
          </table:table-cell>
          <table:table-cell office:value-type="float" office:value="-0.0104566671080508">
            <text:p>-0.0104566671</text:p>
          </table:table-cell>
          <table:table-cell office:value-type="float" office:value="-0.0214796656486096">
            <text:p>-0.0214796656</text:p>
          </table:table-cell>
          <table:table-cell office:value-type="float" office:value="0.881227619168103">
            <text:p>0.8812276192</text:p>
          </table:table-cell>
          <table:table-cell office:value-type="float" office:value="0.963615975220359">
            <text:p>0.9636159752</text:p>
          </table:table-cell>
          <table:table-cell office:value-type="float" office:value="0.925725467261164">
            <text:p>0.9257254673</text:p>
          </table:table-cell>
          <table:table-cell office:value-type="float" office:value="-19.6813102878806">
            <text:p>-19.6813102879</text:p>
          </table:table-cell>
          <table:table-cell office:value-type="float" office:value="0">
            <text:p>0</text:p>
          </table:table-cell>
          <table:table-cell office:value-type="float" office:value="-31.9220963044009">
            <text:p>-31.922096304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office:value-type="float" office:value="884">
            <text:p>884</text:p>
          </table:table-cell>
          <table:table-cell office:value-type="float" office:value="1236">
            <text:p>1236</text:p>
          </table:table-cell>
          <table:table-cell office:value-type="float" office:value="1798">
            <text:p>1798</text:p>
          </table:table-cell>
          <table:table-cell office:value-type="float" office:value="22070">
            <text:p>22070</text:p>
          </table:table-cell>
          <table:table-cell office:value-type="float" office:value="30430">
            <text:p>30430</text:p>
          </table:table-cell>
          <table:table-cell office:value-type="float" office:value="47697">
            <text:p>47697</text:p>
          </table:table-cell>
          <table:table-cell office:value-type="float" office:value="-593.75">
            <text:p>-593.75</text:p>
          </table:table-cell>
          <table:table-cell office:value-type="float" office:value="-251.625">
            <text:p>-251.625</text:p>
          </table:table-cell>
          <table:table-cell office:value-type="float" office:value="-1213.5">
            <text:p>-1213.5</text:p>
          </table:table-cell>
          <table:table-cell office:value-type="float" office:value="-0.0269030357951971">
            <text:p>-0.0269030358</text:p>
          </table:table-cell>
          <table:table-cell office:value-type="float" office:value="-0.00826897798225435">
            <text:p>-0.008268978</text:p>
          </table:table-cell>
          <table:table-cell office:value-type="float" office:value="-0.0254418516887855">
            <text:p>-0.0254418517</text:p>
          </table:table-cell>
          <table:table-cell office:value-type="float" office:value="0.907257970453406">
            <text:p>0.9072579705</text:p>
          </table:table-cell>
          <table:table-cell office:value-type="float" office:value="0.971192594015977">
            <text:p>0.971192594</text:p>
          </table:table-cell>
          <table:table-cell office:value-type="float" office:value="0.912222203211265">
            <text:p>0.9122222032</text:p>
          </table:table-cell>
          <table:table-cell office:value-type="float" office:value="-25.416496678646">
            <text:p>-25.4164966786</text:p>
          </table:table-cell>
          <table:table-cell office:value-type="float" office:value="0">
            <text:p>0</text:p>
          </table:table-cell>
          <table:table-cell office:value-type="float" office:value="-26.8963062441969">
            <text:p>-26.896306244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22248">
            <text:p>22248</text:p>
          </table:table-cell>
          <table:table-cell office:value-type="float" office:value="29996">
            <text:p>29996</text:p>
          </table:table-cell>
          <table:table-cell office:value-type="float" office:value="45754">
            <text:p>45754</text:p>
          </table:table-cell>
          <table:table-cell office:value-type="float" office:value="-489.5">
            <text:p>-489.5</text:p>
          </table:table-cell>
          <table:table-cell office:value-type="float" office:value="-356">
            <text:p>-356</text:p>
          </table:table-cell>
          <table:table-cell office:value-type="float" office:value="-1287.125">
            <text:p>-1287.125</text:p>
          </table:table-cell>
          <table:table-cell office:value-type="float" office:value="-0.0220019777058612">
            <text:p>-0.0220019777</text:p>
          </table:table-cell>
          <table:table-cell office:value-type="float" office:value="-0.01186824909988">
            <text:p>-0.0118682491</text:p>
          </table:table-cell>
          <table:table-cell office:value-type="float" office:value="-0.028131420203698">
            <text:p>-0.0281314202</text:p>
          </table:table-cell>
          <table:table-cell office:value-type="float" office:value="0.923941888594505">
            <text:p>0.9239418886</text:p>
          </table:table-cell>
          <table:table-cell office:value-type="float" office:value="0.958737204610346">
            <text:p>0.9587372046</text:p>
          </table:table-cell>
          <table:table-cell office:value-type="float" office:value="0.903091127820304">
            <text:p>0.9030911278</text:p>
          </table:table-cell>
          <table:table-cell office:value-type="float" office:value="-31.1559993101814">
            <text:p>-31.1559993102</text:p>
          </table:table-cell>
          <table:table-cell office:value-type="float" office:value="0">
            <text:p>0</text:p>
          </table:table-cell>
          <table:table-cell office:value-type="float" office:value="-24.2913867106004">
            <text:p>-24.291386710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22204">
            <text:p>22204</text:p>
          </table:table-cell>
          <table:table-cell office:value-type="float" office:value="28950">
            <text:p>28950</text:p>
          </table:table-cell>
          <table:table-cell office:value-type="float" office:value="41899">
            <text:p>41899</text:p>
          </table:table-cell>
          <table:table-cell office:value-type="float" office:value="-346.75">
            <text:p>-346.75</text:p>
          </table:table-cell>
          <table:table-cell office:value-type="float" office:value="-456">
            <text:p>-456</text:p>
          </table:table-cell>
          <table:table-cell office:value-type="float" office:value="-1173.625">
            <text:p>-1173.625</text:p>
          </table:table-cell>
          <table:table-cell office:value-type="float" office:value="-0.015616555575572">
            <text:p>-0.0156165556</text:p>
          </table:table-cell>
          <table:table-cell office:value-type="float" office:value="-0.0157512953367876">
            <text:p>-0.0157512953</text:p>
          </table:table-cell>
          <table:table-cell office:value-type="float" office:value="-0.0280108117138834">
            <text:p>-0.0280108117</text:p>
          </table:table-cell>
          <table:table-cell office:value-type="float" office:value="0.945820054029266">
            <text:p>0.945820054</text:p>
          </table:table-cell>
          <table:table-cell office:value-type="float" office:value="0.945356748798625">
            <text:p>0.9453567488</text:p>
          </table:table-cell>
          <table:table-cell office:value-type="float" office:value="0.903499985924235">
            <text:p>0.9034999859</text:p>
          </table:table-cell>
          <table:table-cell table:number-columns-repeated="2" office:value-type="float" office:value="0">
            <text:p>0</text:p>
          </table:table-cell>
          <table:table-cell office:value-type="float" office:value="-24.3974866969394">
            <text:p>-24.397486696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2">
            <text:p>2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21702">
            <text:p>21702</text:p>
          </table:table-cell>
          <table:table-cell office:value-type="float" office:value="28742">
            <text:p>28742</text:p>
          </table:table-cell>
          <table:table-cell office:value-type="float" office:value="40294">
            <text:p>40294</text:p>
          </table:table-cell>
          <table:table-cell office:value-type="float" office:value="-822.125">
            <text:p>-822.125</text:p>
          </table:table-cell>
          <table:table-cell office:value-type="float" office:value="-292.75">
            <text:p>-292.75</text:p>
          </table:table-cell>
          <table:table-cell office:value-type="float" office:value="-268.375">
            <text:p>-268.375</text:p>
          </table:table-cell>
          <table:table-cell office:value-type="float" office:value="-0.037882453230117">
            <text:p>-0.0378824532</text:p>
          </table:table-cell>
          <table:table-cell office:value-type="float" office:value="-0.0101854429058521">
            <text:p>-0.0101854429</text:p>
          </table:table-cell>
          <table:table-cell office:value-type="float" office:value="-0.00666042090633841">
            <text:p>-0.0066604209</text:p>
          </table:table-cell>
          <table:table-cell office:value-type="float" office:value="0.870224171009545">
            <text:p>0.870224171</text:p>
          </table:table-cell>
          <table:table-cell office:value-type="float" office:value="0.964554286594007">
            <text:p>0.9645542866</text:p>
          </table:table-cell>
          <table:table-cell office:value-type="float" office:value="0.976775474792849">
            <text:p>0.9767754748</text:p>
          </table:table-cell>
          <table:table-cell office:value-type="float" office:value="-17.9485107867729">
            <text:p>-17.94851078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21112">
            <text:p>21112</text:p>
          </table:table-cell>
          <table:table-cell office:value-type="float" office:value="28274">
            <text:p>28274</text:p>
          </table:table-cell>
          <table:table-cell office:value-type="float" office:value="40733">
            <text:p>40733</text:p>
          </table:table-cell>
          <table:table-cell office:value-type="float" office:value="-783.5">
            <text:p>-783.5</text:p>
          </table:table-cell>
          <table:table-cell office:value-type="float" office:value="-734.5">
            <text:p>-734.5</text:p>
          </table:table-cell>
          <table:table-cell office:value-type="float" office:value="-328.75">
            <text:p>-328.75</text:p>
          </table:table-cell>
          <table:table-cell office:value-type="float" office:value="-0.0371115953012505">
            <text:p>-0.0371115953</text:p>
          </table:table-cell>
          <table:table-cell office:value-type="float" office:value="-0.0259779302539436">
            <text:p>-0.0259779303</text:p>
          </table:table-cell>
          <table:table-cell office:value-type="float" office:value="-0.00807085164363047">
            <text:p>-0.0080708516</text:p>
          </table:table-cell>
          <table:table-cell office:value-type="float" office:value="0.872808866636999">
            <text:p>0.8728088666</text:p>
          </table:table-cell>
          <table:table-cell office:value-type="float" office:value="0.910399955717344">
            <text:p>0.9103999557</text:p>
          </table:table-cell>
          <table:table-cell office:value-type="float" office:value="0.97187969099395">
            <text:p>0.971879691</text:p>
          </table:table-cell>
          <table:table-cell office:value-type="float" office:value="-18.3286169758822">
            <text:p>-18.3286169759</text:p>
          </table:table-cell>
          <table:table-cell office:value-type="float" office:value="-26.3340617776768">
            <text:p>-26.33406177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1907">
            <text:p>1907</text:p>
          </table:table-cell>
          <table:table-cell office:value-type="float" office:value="20512">
            <text:p>20512</text:p>
          </table:table-cell>
          <table:table-cell office:value-type="float" office:value="27721">
            <text:p>27721</text:p>
          </table:table-cell>
          <table:table-cell office:value-type="float" office:value="40040">
            <text:p>40040</text:p>
          </table:table-cell>
          <table:table-cell office:value-type="float" office:value="-837.25">
            <text:p>-837.25</text:p>
          </table:table-cell>
          <table:table-cell office:value-type="float" office:value="-787.875">
            <text:p>-787.875</text:p>
          </table:table-cell>
          <table:table-cell office:value-type="float" office:value="-368.375">
            <text:p>-368.375</text:p>
          </table:table-cell>
          <table:table-cell office:value-type="float" office:value="-0.0408175702028081">
            <text:p>-0.0408175702</text:p>
          </table:table-cell>
          <table:table-cell office:value-type="float" office:value="-0.0284215937375997">
            <text:p>-0.0284215937</text:p>
          </table:table-cell>
          <table:table-cell office:value-type="float" office:value="-0.00920017482517482">
            <text:p>-0.0092001748</text:p>
          </table:table-cell>
          <table:table-cell office:value-type="float" office:value="0.860404009403204">
            <text:p>0.8604040094</text:p>
          </table:table-cell>
          <table:table-cell office:value-type="float" office:value="0.902107684419948">
            <text:p>0.9021076844</text:p>
          </table:table-cell>
          <table:table-cell office:value-type="float" office:value="0.967965288816843">
            <text:p>0.9679652888</text:p>
          </table:table-cell>
          <table:table-cell office:value-type="float" office:value="-16.6326077904121">
            <text:p>-16.6326077904</text:p>
          </table:table-cell>
          <table:table-cell office:value-type="float" office:value="-24.0398085422862">
            <text:p>-24.0398085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2">
            <text:p>2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8282">
            <text:p>18282</text:p>
          </table:table-cell>
          <table:table-cell office:value-type="float" office:value="27254">
            <text:p>27254</text:p>
          </table:table-cell>
          <table:table-cell office:value-type="float" office:value="39142">
            <text:p>39142</text:p>
          </table:table-cell>
          <table:table-cell office:value-type="float" office:value="-866">
            <text:p>-866</text:p>
          </table:table-cell>
          <table:table-cell office:value-type="float" office:value="-434">
            <text:p>-434</text:p>
          </table:table-cell>
          <table:table-cell office:value-type="float" office:value="-563.125">
            <text:p>-563.125</text:p>
          </table:table-cell>
          <table:table-cell office:value-type="float" office:value="-0.0473689968274806">
            <text:p>-0.0473689968</text:p>
          </table:table-cell>
          <table:table-cell office:value-type="float" office:value="-0.0159242679973582">
            <text:p>-0.015924268</text:p>
          </table:table-cell>
          <table:table-cell office:value-type="float" office:value="-0.0143867201471565">
            <text:p>-0.0143867201</text:p>
          </table:table-cell>
          <table:table-cell office:value-type="float" office:value="0.838606401950284">
            <text:p>0.838606402</text:p>
          </table:table-cell>
          <table:table-cell office:value-type="float" office:value="0.9447620833393">
            <text:p>0.9447620833</text:p>
          </table:table-cell>
          <table:table-cell office:value-type="float" office:value="0.950052155809474">
            <text:p>0.9500521558</text:p>
          </table:table-cell>
          <table:table-cell office:value-type="float" office:value="-14.2835527313086">
            <text:p>-14.28355273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6305">
            <text:p>16305</text:p>
          </table:table-cell>
          <table:table-cell office:value-type="float" office:value="27072">
            <text:p>27072</text:p>
          </table:table-cell>
          <table:table-cell office:value-type="float" office:value="39541">
            <text:p>39541</text:p>
          </table:table-cell>
          <table:table-cell office:value-type="float" office:value="-792.25">
            <text:p>-792.25</text:p>
          </table:table-cell>
          <table:table-cell office:value-type="float" office:value="-1368.5">
            <text:p>-1368.5</text:p>
          </table:table-cell>
          <table:table-cell office:value-type="float" office:value="-339.5">
            <text:p>-339.5</text:p>
          </table:table-cell>
          <table:table-cell office:value-type="float" office:value="-0.048589389757743">
            <text:p>-0.0485893898</text:p>
          </table:table-cell>
          <table:table-cell office:value-type="float" office:value="-0.0505503841607565">
            <text:p>-0.0505503842</text:p>
          </table:table-cell>
          <table:table-cell office:value-type="float" office:value="-0.00858602463265977">
            <text:p>-0.0085860246</text:p>
          </table:table-cell>
          <table:table-cell office:value-type="float" office:value="0.834564556290078">
            <text:p>0.8345645563</text:p>
          </table:table-cell>
          <table:table-cell office:value-type="float" office:value="0.8280821244614">
            <text:p>0.8280821245</text:p>
          </table:table-cell>
          <table:table-cell office:value-type="float" office:value="0.970093404630916">
            <text:p>0.9700934046</text:p>
          </table:table-cell>
          <table:table-cell office:value-type="float" office:value="-13.9159514728746">
            <text:p>-13.9159514729</text:p>
          </table:table-cell>
          <table:table-cell office:value-type="float" office:value="-13.3624364436587">
            <text:p>-13.36243644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88">
            <text:p>988</text:p>
          </table:table-cell>
          <table:table-cell office:value-type="float" office:value="1401">
            <text:p>1401</text:p>
          </table:table-cell>
          <table:table-cell office:value-type="float" office:value="2055">
            <text:p>2055</text:p>
          </table:table-cell>
          <table:table-cell office:value-type="float" office:value="13904">
            <text:p>13904</text:p>
          </table:table-cell>
          <table:table-cell office:value-type="float" office:value="26116">
            <text:p>26116</text:p>
          </table:table-cell>
          <table:table-cell office:value-type="float" office:value="39796">
            <text:p>39796</text:p>
          </table:table-cell>
          <table:table-cell office:value-type="float" office:value="-1239.25">
            <text:p>-1239.25</text:p>
          </table:table-cell>
          <table:table-cell office:value-type="float" office:value="-1797.625">
            <text:p>-1797.625</text:p>
          </table:table-cell>
          <table:table-cell office:value-type="float" office:value="-340.125">
            <text:p>-340.125</text:p>
          </table:table-cell>
          <table:table-cell office:value-type="float" office:value="-0.0891290276179517">
            <text:p>-0.0891290276</text:p>
          </table:table-cell>
          <table:table-cell office:value-type="float" office:value="-0.0688323250114872">
            <text:p>-0.068832325</text:p>
          </table:table-cell>
          <table:table-cell office:value-type="float" office:value="-0.00854671323751131">
            <text:p>-0.0085467132</text:p>
          </table:table-cell>
          <table:table-cell office:value-type="float" office:value="0.703618611122848">
            <text:p>0.7036186111</text:p>
          </table:table-cell>
          <table:table-cell office:value-type="float" office:value="0.768373124834109">
            <text:p>0.7683731248</text:p>
          </table:table-cell>
          <table:table-cell office:value-type="float" office:value="0.970229674430752">
            <text:p>0.9702296744</text:p>
          </table:table-cell>
          <table:table-cell office:value-type="float" office:value="-7.42493087749055">
            <text:p>-7.4249308775</text:p>
          </table:table-cell>
          <table:table-cell office:value-type="float" office:value="-9.71938973061455">
            <text:p>-9.71938973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50">
            <text:p>950</text:p>
          </table:table-cell>
          <table:table-cell table:number-columns-repeated="2" office:value-type="float" office:value="1366">
            <text:p>1366</text:p>
          </table:table-cell>
          <table:table-cell office:value-type="float" office:value="11728">
            <text:p>11728</text:p>
          </table:table-cell>
          <table:table-cell office:value-type="float" office:value="25244">
            <text:p>25244</text:p>
          </table:table-cell>
          <table:table-cell office:value-type="float" office:value="38678">
            <text:p>38678</text:p>
          </table:table-cell>
          <table:table-cell office:value-type="float" office:value="-1263.25">
            <text:p>-1263.25</text:p>
          </table:table-cell>
          <table:table-cell office:value-type="float" office:value="-1971">
            <text:p>-1971</text:p>
          </table:table-cell>
          <table:table-cell office:value-type="float" office:value="-454.375">
            <text:p>-454.375</text:p>
          </table:table-cell>
          <table:table-cell office:value-type="float" office:value="-0.107712312414734">
            <text:p>-0.1077123124</text:p>
          </table:table-cell>
          <table:table-cell office:value-type="float" office:value="-0.0780779591189986">
            <text:p>-0.0780779591</text:p>
          </table:table-cell>
          <table:table-cell office:value-type="float" office:value="-0.0117476343140804">
            <text:p>-0.0117476343</text:p>
          </table:table-cell>
          <table:table-cell office:value-type="float" office:value="0.645746713350061">
            <text:p>0.6457467134</text:p>
          </table:table-cell>
          <table:table-cell office:value-type="float" office:value="0.738675631775873">
            <text:p>0.7386756318</text:p>
          </table:table-cell>
          <table:table-cell office:value-type="float" office:value="0.959153773448194">
            <text:p>0.9591537734</text:p>
          </table:table-cell>
          <table:table-cell office:value-type="float" office:value="-6.08201615201629">
            <text:p>-6.082016152</text:p>
          </table:table-cell>
          <table:table-cell office:value-type="float" office:value="-8.52636050429338">
            <text:p>-8.52636050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998">
            <text:p>1998</text:p>
          </table:table-cell>
          <table:table-cell office:value-type="float" office:value="9648">
            <text:p>9648</text:p>
          </table:table-cell>
          <table:table-cell office:value-type="float" office:value="22845">
            <text:p>22845</text:p>
          </table:table-cell>
          <table:table-cell office:value-type="float" office:value="37394">
            <text:p>37394</text:p>
          </table:table-cell>
          <table:table-cell office:value-type="float" office:value="-1065">
            <text:p>-1065</text:p>
          </table:table-cell>
          <table:table-cell office:value-type="float" office:value="-1623.875">
            <text:p>-1623.875</text:p>
          </table:table-cell>
          <table:table-cell office:value-type="float" office:value="-964.5">
            <text:p>-964.5</text:p>
          </table:table-cell>
          <table:table-cell office:value-type="float" office:value="-0.110385572139303">
            <text:p>-0.1103855721</text:p>
          </table:table-cell>
          <table:table-cell office:value-type="float" office:value="-0.071082293718538">
            <text:p>-0.0710822937</text:p>
          </table:table-cell>
          <table:table-cell office:value-type="float" office:value="-0.0257929079531476">
            <text:p>-0.025792908</text:p>
          </table:table-cell>
          <table:table-cell office:value-type="float" office:value="0.63753304760402">
            <text:p>0.6375330476</text:p>
          </table:table-cell>
          <table:table-cell office:value-type="float" office:value="0.761115249246483">
            <text:p>0.7611152492</text:p>
          </table:table-cell>
          <table:table-cell office:value-type="float" office:value="0.911028759401315">
            <text:p>0.9110287594</text:p>
          </table:table-cell>
          <table:table-cell office:value-type="float" office:value="-5.92599936070823">
            <text:p>-5.9259993607</text:p>
          </table:table-cell>
          <table:table-cell office:value-type="float" office:value="-9.40050158951123">
            <text:p>-9.4005015895</text:p>
          </table:table-cell>
          <table:table-cell office:value-type="float" office:value="-26.5254739606031">
            <text:p>-26.525473960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9792">
            <text:p>9792</text:p>
          </table:table-cell>
          <table:table-cell office:value-type="float" office:value="21058">
            <text:p>21058</text:p>
          </table:table-cell>
          <table:table-cell office:value-type="float" office:value="36912">
            <text:p>36912</text:p>
          </table:table-cell>
          <table:table-cell office:value-type="float" office:value="-787.375">
            <text:p>-787.375</text:p>
          </table:table-cell>
          <table:table-cell office:value-type="float" office:value="-1453.5">
            <text:p>-1453.5</text:p>
          </table:table-cell>
          <table:table-cell office:value-type="float" office:value="-1516.75">
            <text:p>-1516.75</text:p>
          </table:table-cell>
          <table:table-cell office:value-type="float" office:value="-0.0804100285947712">
            <text:p>-0.0804100286</text:p>
          </table:table-cell>
          <table:table-cell office:value-type="float" office:value="-0.0690236489695128">
            <text:p>-0.069023649</text:p>
          </table:table-cell>
          <table:table-cell office:value-type="float" office:value="-0.0410909731252709">
            <text:p>-0.0410909731</text:p>
          </table:table-cell>
          <table:table-cell office:value-type="float" office:value="0.73123781440758">
            <text:p>0.7312378144</text:p>
          </table:table-cell>
          <table:table-cell office:value-type="float" office:value="0.767755186276156">
            <text:p>0.7677551863</text:p>
          </table:table-cell>
          <table:table-cell office:value-type="float" office:value="0.85949099148342">
            <text:p>0.8594909915</text:p>
          </table:table-cell>
          <table:table-cell office:value-type="float" office:value="-8.26874328094469">
            <text:p>-8.2687432809</text:p>
          </table:table-cell>
          <table:table-cell office:value-type="float" office:value="-9.69146499607619">
            <text:p>-9.6914649961</text:p>
          </table:table-cell>
          <table:table-cell office:value-type="float" office:value="-16.5196026180988">
            <text:p>-16.519602618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00">
            <text:p>700</text:p>
          </table:table-cell>
          <table:table-cell office:value-type="float" office:value="1780">
            <text:p>1780</text:p>
          </table:table-cell>
          <table:table-cell office:value-type="float" office:value="10040">
            <text:p>10040</text:p>
          </table:table-cell>
          <table:table-cell office:value-type="float" office:value="20330">
            <text:p>20330</text:p>
          </table:table-cell>
          <table:table-cell office:value-type="float" office:value="35735">
            <text:p>35735</text:p>
          </table:table-cell>
          <table:table-cell office:value-type="float" office:value="-1213.75">
            <text:p>-1213.75</text:p>
          </table:table-cell>
          <table:table-cell office:value-type="float" office:value="-1572">
            <text:p>-1572</text:p>
          </table:table-cell>
          <table:table-cell office:value-type="float" office:value="-2074.75">
            <text:p>-2074.75</text:p>
          </table:table-cell>
          <table:table-cell office:value-type="float" office:value="-0.120891434262948">
            <text:p>-0.1208914343</text:p>
          </table:table-cell>
          <table:table-cell office:value-type="float" office:value="-0.0773241515002459">
            <text:p>-0.0773241515</text:p>
          </table:table-cell>
          <table:table-cell office:value-type="float" office:value="-0.0580593255911571">
            <text:p>-0.0580593256</text:p>
          </table:table-cell>
          <table:table-cell office:value-type="float" office:value="0.605524868280861">
            <text:p>0.6055248683</text:p>
          </table:table-cell>
          <table:table-cell office:value-type="float" office:value="0.741084357583396">
            <text:p>0.7410843576</text:p>
          </table:table-cell>
          <table:table-cell office:value-type="float" office:value="0.803399295595626">
            <text:p>0.8033992956</text:p>
          </table:table-cell>
          <table:table-cell office:value-type="float" office:value="-5.37961950716821">
            <text:p>-5.3796195072</text:p>
          </table:table-cell>
          <table:table-cell office:value-type="float" office:value="-8.61295277557218">
            <text:p>-8.6129527756</text:p>
          </table:table-cell>
          <table:table-cell office:value-type="float" office:value="-11.5885736811757">
            <text:p>-11.588573681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94">
            <text:p>694</text:p>
          </table:table-cell>
          <table:table-cell office:value-type="float" office:value="1766">
            <text:p>1766</text:p>
          </table:table-cell>
          <table:table-cell office:value-type="float" office:value="7460">
            <text:p>7460</text:p>
          </table:table-cell>
          <table:table-cell office:value-type="float" office:value="18662">
            <text:p>18662</text:p>
          </table:table-cell>
          <table:table-cell office:value-type="float" office:value="35325">
            <text:p>35325</text:p>
          </table:table-cell>
          <table:table-cell office:value-type="float" office:value="-1242">
            <text:p>-1242</text:p>
          </table:table-cell>
          <table:table-cell office:value-type="float" office:value="-1284.75">
            <text:p>-1284.75</text:p>
          </table:table-cell>
          <table:table-cell office:value-type="float" office:value="-1968.125">
            <text:p>-1968.125</text:p>
          </table:table-cell>
          <table:table-cell office:value-type="float" office:value="-0.166487935656836">
            <text:p>-0.1664879357</text:p>
          </table:table-cell>
          <table:table-cell office:value-type="float" office:value="-0.0688431036330511">
            <text:p>-0.0688431036</text:p>
          </table:table-cell>
          <table:table-cell office:value-type="float" office:value="-0.0557147912243454">
            <text:p>-0.0557147912</text:p>
          </table:table-cell>
          <table:table-cell office:value-type="float" office:value="0.471619961330851">
            <text:p>0.4716199613</text:p>
          </table:table-cell>
          <table:table-cell office:value-type="float" office:value="0.76833830820327">
            <text:p>0.7683383082</text:p>
          </table:table-cell>
          <table:table-cell office:value-type="float" office:value="0.811082341118689">
            <text:p>0.8110823411</text:p>
          </table:table-cell>
          <table:table-cell office:value-type="float" office:value="-3.80626109988676">
            <text:p>-3.8062610999</text:p>
          </table:table-cell>
          <table:table-cell office:value-type="float" office:value="-9.71781241031093">
            <text:p>-9.7178124103</text:p>
          </table:table-cell>
          <table:table-cell office:value-type="float" office:value="-12.0911056124573">
            <text:p>-12.091105612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9820">
            <text:p>9820</text:p>
          </table:table-cell>
          <table:table-cell office:value-type="float" office:value="18018">
            <text:p>18018</text:p>
          </table:table-cell>
          <table:table-cell office:value-type="float" office:value="31426">
            <text:p>31426</text:p>
          </table:table-cell>
          <table:table-cell office:value-type="float" office:value="-962.75">
            <text:p>-962.75</text:p>
          </table:table-cell>
          <table:table-cell office:value-type="float" office:value="-1326.375">
            <text:p>-1326.375</text:p>
          </table:table-cell>
          <table:table-cell office:value-type="float" office:value="-1890">
            <text:p>-1890</text:p>
          </table:table-cell>
          <table:table-cell office:value-type="float" office:value="-0.0980397148676171">
            <text:p>-0.0980397149</text:p>
          </table:table-cell>
          <table:table-cell office:value-type="float" office:value="-0.0736138861138861">
            <text:p>-0.0736138861</text:p>
          </table:table-cell>
          <table:table-cell office:value-type="float" office:value="-0.0601412842868962">
            <text:p>-0.0601412843</text:p>
          </table:table-cell>
          <table:table-cell office:value-type="float" office:value="0.675700097918335">
            <text:p>0.6757000979</text:p>
          </table:table-cell>
          <table:table-cell office:value-type="float" office:value="0.752972646889823">
            <text:p>0.7529726469</text:p>
          </table:table-cell>
          <table:table-cell office:value-type="float" office:value="0.796594774184191">
            <text:p>0.7965947742</text:p>
          </table:table-cell>
          <table:table-cell office:value-type="float" office:value="-6.71753252334309">
            <text:p>-6.7175325233</text:p>
          </table:table-cell>
          <table:table-cell office:value-type="float" office:value="-9.06499418835972">
            <text:p>-9.0649941884</text:p>
          </table:table-cell>
          <table:table-cell office:value-type="float" office:value="-11.1751578068671">
            <text:p>-11.175157806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303">
            <text:p>1303</text:p>
          </table:table-cell>
          <table:table-cell office:value-type="float" office:value="10688">
            <text:p>10688</text:p>
          </table:table-cell>
          <table:table-cell office:value-type="float" office:value="17520">
            <text:p>17520</text:p>
          </table:table-cell>
          <table:table-cell office:value-type="float" office:value="27621">
            <text:p>27621</text:p>
          </table:table-cell>
          <table:table-cell office:value-type="float" office:value="-84">
            <text:p>-84</text:p>
          </table:table-cell>
          <table:table-cell office:value-type="float" office:value="-1101">
            <text:p>-1101</text:p>
          </table:table-cell>
          <table:table-cell office:value-type="float" office:value="-2193.625">
            <text:p>-2193.625</text:p>
          </table:table-cell>
          <table:table-cell office:value-type="float" office:value="-0.00785928143712575">
            <text:p>-0.0078592814</text:p>
          </table:table-cell>
          <table:table-cell office:value-type="float" office:value="-0.0628424657534247">
            <text:p>-0.0628424658</text:p>
          </table:table-cell>
          <table:table-cell office:value-type="float" office:value="-0.0794187393649759">
            <text:p>-0.0794187394</text:p>
          </table:table-cell>
          <table:table-cell office:value-type="float" office:value="0.972613580847287">
            <text:p>0.9726135808</text:p>
          </table:table-cell>
          <table:table-cell office:value-type="float" office:value="0.787791753846876">
            <text:p>0.7877917538</text:p>
          </table:table-cell>
          <table:table-cell office:value-type="float" office:value="0.734396791100735">
            <text:p>0.7343967911</text:p>
          </table:table-cell>
          <table:table-cell office:value-type="float" office:value="0">
            <text:p>0</text:p>
          </table:table-cell>
          <table:table-cell office:value-type="float" office:value="-10.6795946651728">
            <text:p>-10.6795946652</text:p>
          </table:table-cell>
          <table:table-cell office:value-type="float" office:value="-8.37640062878504">
            <text:p>-8.376400628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97">
            <text:p>997</text:p>
          </table:table-cell>
          <table:table-cell table:number-columns-repeated="2" office:value-type="float" office:value="2042">
            <text:p>2042</text:p>
          </table:table-cell>
          <table:table-cell office:value-type="float" office:value="8032">
            <text:p>8032</text:p>
          </table:table-cell>
          <table:table-cell office:value-type="float" office:value="14913">
            <text:p>14913</text:p>
          </table:table-cell>
          <table:table-cell office:value-type="float" office:value="24855">
            <text:p>24855</text:p>
          </table:table-cell>
          <table:table-cell office:value-type="float" office:value="-398">
            <text:p>-398</text:p>
          </table:table-cell>
          <table:table-cell office:value-type="float" office:value="-574.875">
            <text:p>-574.875</text:p>
          </table:table-cell>
          <table:table-cell office:value-type="float" office:value="-958.125">
            <text:p>-958.125</text:p>
          </table:table-cell>
          <table:table-cell office:value-type="float" office:value="-0.0495517928286853">
            <text:p>-0.0495517928</text:p>
          </table:table-cell>
          <table:table-cell table:number-columns-repeated="2" office:value-type="float" office:value="-0.0385485817742909">
            <text:p>-0.0385485818</text:p>
          </table:table-cell>
          <table:table-cell office:value-type="float" office:value="0.831381270237774">
            <text:p>0.8313812702</text:p>
          </table:table-cell>
          <table:table-cell table:number-columns-repeated="2" office:value-type="float" office:value="0.867992510377328">
            <text:p>0.8679925104</text:p>
          </table:table-cell>
          <table:table-cell office:value-type="float" office:value="-13.6388280358517">
            <text:p>-13.6388280359</text:p>
          </table:table-cell>
          <table:table-cell table:number-columns-repeated="2" office:value-type="float" office:value="-17.6322888841202">
            <text:p>-17.632288884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  <table:table-cell office:value-type="float" office:value="5968">
            <text:p>5968</text:p>
          </table:table-cell>
          <table:table-cell office:value-type="float" office:value="13623">
            <text:p>13623</text:p>
          </table:table-cell>
          <table:table-cell office:value-type="float" office:value="24210">
            <text:p>24210</text:p>
          </table:table-cell>
          <table:table-cell office:value-type="float" office:value="-390">
            <text:p>-390</text:p>
          </table:table-cell>
          <table:table-cell office:value-type="float" office:value="-657.875">
            <text:p>-657.875</text:p>
          </table:table-cell>
          <table:table-cell office:value-type="float" office:value="-530.625">
            <text:p>-530.625</text:p>
          </table:table-cell>
          <table:table-cell office:value-type="float" office:value="-0.0653485254691689">
            <text:p>-0.0653485255</text:p>
          </table:table-cell>
          <table:table-cell office:value-type="float" office:value="-0.0482914923291492">
            <text:p>-0.0482914923</text:p>
          </table:table-cell>
          <table:table-cell office:value-type="float" office:value="-0.0219175960346964">
            <text:p>-0.021917596</text:p>
          </table:table-cell>
          <table:table-cell office:value-type="float" office:value="0.779650203228658">
            <text:p>0.7796502032</text:p>
          </table:table-cell>
          <table:table-cell office:value-type="float" office:value="0.835550630581475">
            <text:p>0.8355506306</text:p>
          </table:table-cell>
          <table:table-cell office:value-type="float" office:value="0.924229960669805">
            <text:p>0.9242299607</text:p>
          </table:table-cell>
          <table:table-cell office:value-type="float" office:value="-10.2564522050972">
            <text:p>-10.2564522051</text:p>
          </table:table-cell>
          <table:table-cell office:value-type="float" office:value="-14.0039690416407">
            <text:p>-14.0039690416</text:p>
          </table:table-cell>
          <table:table-cell office:value-type="float" office:value="-31.2772926036074">
            <text:p>-31.277292603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895">
            <text:p>1895</text:p>
          </table:table-cell>
          <table:table-cell office:value-type="float" office:value="7856">
            <text:p>7856</text:p>
          </table:table-cell>
          <table:table-cell office:value-type="float" office:value="14308">
            <text:p>14308</text:p>
          </table:table-cell>
          <table:table-cell office:value-type="float" office:value="23865">
            <text:p>23865</text:p>
          </table:table-cell>
          <table:table-cell office:value-type="float" office:value="-314">
            <text:p>-314</text:p>
          </table:table-cell>
          <table:table-cell office:value-type="float" office:value="-1106.375">
            <text:p>-1106.375</text:p>
          </table:table-cell>
          <table:table-cell office:value-type="float" office:value="-433.125">
            <text:p>-433.125</text:p>
          </table:table-cell>
          <table:table-cell office:value-type="float" office:value="-0.039969450101833">
            <text:p>-0.0399694501</text:p>
          </table:table-cell>
          <table:table-cell office:value-type="float" office:value="-0.0773256220296338">
            <text:p>-0.077325622</text:p>
          </table:table-cell>
          <table:table-cell office:value-type="float" office:value="-0.0181489629164048">
            <text:p>-0.0181489629</text:p>
          </table:table-cell>
          <table:table-cell office:value-type="float" office:value="0.863238136248813">
            <text:p>0.8632381362</text:p>
          </table:table-cell>
          <table:table-cell office:value-type="float" office:value="0.741079656467931">
            <text:p>0.7410796565</text:p>
          </table:table-cell>
          <table:table-cell office:value-type="float" office:value="0.937124224108268">
            <text:p>0.9371242241</text:p>
          </table:table-cell>
          <table:table-cell office:value-type="float" office:value="-16.9929947068983">
            <text:p>-16.9929947069</text:p>
          </table:table-cell>
          <table:table-cell office:value-type="float" office:value="-8.61278220858765">
            <text:p>-8.61278220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office:value-type="float" office:value="733">
            <text:p>733</text:p>
          </table:table-cell>
          <table:table-cell office:value-type="float" office:value="1132">
            <text:p>1132</text:p>
          </table:table-cell>
          <table:table-cell office:value-type="float" office:value="1748">
            <text:p>1748</text:p>
          </table:table-cell>
          <table:table-cell office:value-type="float" office:value="7220">
            <text:p>7220</text:p>
          </table:table-cell>
          <table:table-cell office:value-type="float" office:value="12855">
            <text:p>12855</text:p>
          </table:table-cell>
          <table:table-cell office:value-type="float" office:value="21952">
            <text:p>21952</text:p>
          </table:table-cell>
          <table:table-cell office:value-type="float" office:value="-427.5">
            <text:p>-427.5</text:p>
          </table:table-cell>
          <table:table-cell office:value-type="float" office:value="-517.5">
            <text:p>-517.5</text:p>
          </table:table-cell>
          <table:table-cell office:value-type="float" office:value="-1106">
            <text:p>-1106</text:p>
          </table:table-cell>
          <table:table-cell office:value-type="float" office:value="-0.0592105263157895">
            <text:p>-0.0592105263</text:p>
          </table:table-cell>
          <table:table-cell office:value-type="float" office:value="-0.0402567094515753">
            <text:p>-0.0402567095</text:p>
          </table:table-cell>
          <table:table-cell office:value-type="float" office:value="-0.0503826530612245">
            <text:p>-0.0503826531</text:p>
          </table:table-cell>
          <table:table-cell office:value-type="float" office:value="0.799634695290859">
            <text:p>0.7996346953</text:p>
          </table:table-cell>
          <table:table-cell office:value-type="float" office:value="0.862277898124989">
            <text:p>0.8622778981</text:p>
          </table:table-cell>
          <table:table-cell office:value-type="float" office:value="0.82863600127551">
            <text:p>0.8286360013</text:p>
          </table:table-cell>
          <table:table-cell office:value-type="float" office:value="-11.3563867734363">
            <text:p>-11.3563867734</text:p>
          </table:table-cell>
          <table:table-cell office:value-type="float" office:value="-16.8692308471742">
            <text:p>-16.8692308472</text:p>
          </table:table-cell>
          <table:table-cell office:value-type="float" office:value="-13.4080958868189">
            <text:p>-13.408095886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table:number-columns-repeated="2" office:value-type="float" office:value="1606">
            <text:p>1606</text:p>
          </table:table-cell>
          <table:table-cell office:value-type="float" office:value="5140">
            <text:p>5140</text:p>
          </table:table-cell>
          <table:table-cell office:value-type="float" office:value="11133">
            <text:p>11133</text:p>
          </table:table-cell>
          <table:table-cell office:value-type="float" office:value="20816">
            <text:p>20816</text:p>
          </table:table-cell>
          <table:table-cell office:value-type="float" office:value="-347.5">
            <text:p>-347.5</text:p>
          </table:table-cell>
          <table:table-cell office:value-type="float" office:value="-473.625">
            <text:p>-473.625</text:p>
          </table:table-cell>
          <table:table-cell office:value-type="float" office:value="-994">
            <text:p>-994</text:p>
          </table:table-cell>
          <table:table-cell office:value-type="float" office:value="-0.0676070038910506">
            <text:p>-0.0676070039</text:p>
          </table:table-cell>
          <table:table-cell office:value-type="float" office:value="-0.0425424413904608">
            <text:p>-0.0425424414</text:p>
          </table:table-cell>
          <table:table-cell office:value-type="float" office:value="-0.0477517294388932">
            <text:p>-0.0477517294</text:p>
          </table:table-cell>
          <table:table-cell office:value-type="float" office:value="0.772334072052567">
            <text:p>0.7723340721</text:p>
          </table:table-cell>
          <table:table-cell office:value-type="float" office:value="0.85464877939953">
            <text:p>0.8546487794</text:p>
          </table:table-cell>
          <table:table-cell office:value-type="float" office:value="0.837338193186108">
            <text:p>0.8373381932</text:p>
          </table:table-cell>
          <table:table-cell office:value-type="float" office:value="-9.9019775981644">
            <text:p>-9.9019775982</text:p>
          </table:table-cell>
          <table:table-cell office:value-type="float" office:value="-15.9439901578523">
            <text:p>-15.9439901579</text:p>
          </table:table-cell>
          <table:table-cell office:value-type="float" office:value="-14.166245828369">
            <text:p>-14.166245828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603">
            <text:p>1603</text:p>
          </table:table-cell>
          <table:table-cell office:value-type="float" office:value="7340">
            <text:p>7340</text:p>
          </table:table-cell>
          <table:table-cell office:value-type="float" office:value="11907">
            <text:p>11907</text:p>
          </table:table-cell>
          <table:table-cell office:value-type="float" office:value="19845">
            <text:p>19845</text:p>
          </table:table-cell>
          <table:table-cell office:value-type="float" office:value="102.5">
            <text:p>102.5</text:p>
          </table:table-cell>
          <table:table-cell office:value-type="float" office:value="-442.125">
            <text:p>-442.125</text:p>
          </table:table-cell>
          <table:table-cell office:value-type="float" office:value="-736.875">
            <text:p>-736.875</text:p>
          </table:table-cell>
          <table:table-cell office:value-type="float" office:value="0.0139645776566757">
            <text:p>0.0139645777</text:p>
          </table:table-cell>
          <table:table-cell table:number-columns-repeated="2" office:value-type="float" office:value="-0.0371315192743764">
            <text:p>-0.0371315193</text:p>
          </table:table-cell>
          <table:table-cell office:value-type="float" office:value="1.04925824027946">
            <text:p>1.0492582403</text:p>
          </table:table-cell>
          <table:table-cell table:number-columns-repeated="2" office:value-type="float" office:value="0.872742031997984">
            <text:p>0.872742032</text:p>
          </table:table-cell>
          <table:table-cell office:value-type="float" office:value="0">
            <text:p>0</text:p>
          </table:table-cell>
          <table:table-cell table:number-columns-repeated="2" office:value-type="float" office:value="-18.3185939038089">
            <text:p>-18.318593903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0">
            <text:p>730</text:p>
          </table:table-cell>
          <table:table-cell office:value-type="float" office:value="1709">
            <text:p>1709</text:p>
          </table:table-cell>
          <table:table-cell office:value-type="float" office:value="8176">
            <text:p>8176</text:p>
          </table:table-cell>
          <table:table-cell office:value-type="float" office:value="12516">
            <text:p>12516</text:p>
          </table:table-cell>
          <table:table-cell office:value-type="float" office:value="20580">
            <text:p>20580</text:p>
          </table:table-cell>
          <table:table-cell office:value-type="float" office:value="-88">
            <text:p>-88</text:p>
          </table:table-cell>
          <table:table-cell office:value-type="float" office:value="-94.5">
            <text:p>-94.5</text:p>
          </table:table-cell>
          <table:table-cell office:value-type="float" office:value="-1036.875">
            <text:p>-1036.875</text:p>
          </table:table-cell>
          <table:table-cell office:value-type="float" office:value="-0.0107632093933464">
            <text:p>-0.0107632094</text:p>
          </table:table-cell>
          <table:table-cell office:value-type="float" office:value="-0.0075503355704698">
            <text:p>-0.0075503356</text:p>
          </table:table-cell>
          <table:table-cell office:value-type="float" office:value="-0.0503826530612245">
            <text:p>-0.0503826531</text:p>
          </table:table-cell>
          <table:table-cell office:value-type="float" office:value="0.96255582660912">
            <text:p>0.9625558266</text:p>
          </table:table-cell>
          <table:table-cell office:value-type="float" office:value="0.97368556033512">
            <text:p>0.9736855603</text:p>
          </table:table-cell>
          <table:table-cell office:value-type="float" office:value="0.82863600127551">
            <text:p>0.828636001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4080958868189">
            <text:p>-13.408095886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92">
            <text:p>692</text:p>
          </table:table-cell>
          <table:table-cell office:value-type="float" office:value="1657">
            <text:p>1657</text:p>
          </table:table-cell>
          <table:table-cell office:value-type="float" office:value="5776">
            <text:p>5776</text:p>
          </table:table-cell>
          <table:table-cell office:value-type="float" office:value="11172">
            <text:p>11172</text:p>
          </table:table-cell>
          <table:table-cell office:value-type="float" office:value="19515">
            <text:p>19515</text:p>
          </table:table-cell>
          <table:table-cell office:value-type="float" office:value="-342">
            <text:p>-342</text:p>
          </table:table-cell>
          <table:table-cell office:value-type="float" office:value="220.5">
            <text:p>220.5</text:p>
          </table:table-cell>
          <table:table-cell office:value-type="float" office:value="-931.875">
            <text:p>-931.875</text:p>
          </table:table-cell>
          <table:table-cell office:value-type="float" office:value="-0.0592105263157895">
            <text:p>-0.0592105263</text:p>
          </table:table-cell>
          <table:table-cell office:value-type="float" office:value="0.0197368421052632">
            <text:p>0.0197368421</text:p>
          </table:table-cell>
          <table:table-cell office:value-type="float" office:value="-0.0477517294388932">
            <text:p>-0.0477517294</text:p>
          </table:table-cell>
          <table:table-cell office:value-type="float" office:value="0.799634695290859">
            <text:p>0.7996346953</text:p>
          </table:table-cell>
          <table:table-cell office:value-type="float" office:value="1.06984245152355">
            <text:p>1.0698424515</text:p>
          </table:table-cell>
          <table:table-cell office:value-type="float" office:value="0.837338193186108">
            <text:p>0.8373381932</text:p>
          </table:table-cell>
          <table:table-cell office:value-type="float" office:value="-11.3563867734363">
            <text:p>-11.3563867734</text:p>
          </table:table-cell>
          <table:table-cell office:value-type="float" office:value="0">
            <text:p>0</text:p>
          </table:table-cell>
          <table:table-cell office:value-type="float" office:value="-14.166245828369">
            <text:p>-14.166245828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table:number-columns-repeated="2" office:value-type="float" office:value="1614">
            <text:p>1614</text:p>
          </table:table-cell>
          <table:table-cell office:value-type="float" office:value="4112">
            <text:p>4112</text:p>
          </table:table-cell>
          <table:table-cell office:value-type="float" office:value="10175">
            <text:p>10175</text:p>
          </table:table-cell>
          <table:table-cell office:value-type="float" office:value="18540">
            <text:p>18540</text:p>
          </table:table-cell>
          <table:table-cell office:value-type="float" office:value="-278">
            <text:p>-278</text:p>
          </table:table-cell>
          <table:table-cell office:value-type="float" office:value="344.125">
            <text:p>344.125</text:p>
          </table:table-cell>
          <table:table-cell office:value-type="float" office:value="-478.125">
            <text:p>-478.125</text:p>
          </table:table-cell>
          <table:table-cell office:value-type="float" office:value="-0.0676070038910506">
            <text:p>-0.0676070039</text:p>
          </table:table-cell>
          <table:table-cell office:value-type="float" office:value="0.0338206388206388">
            <text:p>0.0338206388</text:p>
          </table:table-cell>
          <table:table-cell office:value-type="float" office:value="-0.0257888349514563">
            <text:p>-0.025788835</text:p>
          </table:table-cell>
          <table:table-cell office:value-type="float" office:value="0.772334072052567">
            <text:p>0.7723340721</text:p>
          </table:table-cell>
          <table:table-cell office:value-type="float" office:value="1.1206141536683">
            <text:p>1.1206141537</text:p>
          </table:table-cell>
          <table:table-cell office:value-type="float" office:value="0.911042603125884">
            <text:p>0.9110426031</text:p>
          </table:table-cell>
          <table:table-cell office:value-type="float" office:value="-9.9019775981644">
            <text:p>-9.9019775982</text:p>
          </table:table-cell>
          <table:table-cell office:value-type="float" office:value="20.8394509602998">
            <text:p>20.8394509603</text:p>
          </table:table-cell>
          <table:table-cell office:value-type="float" office:value="-26.5297185211161">
            <text:p>-26.52971852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68">
            <text:p>668</text:p>
          </table:table-cell>
          <table:table-cell office:value-type="float" office:value="5872">
            <text:p>5872</text:p>
          </table:table-cell>
          <table:table-cell office:value-type="float" office:value="11836">
            <text:p>11836</text:p>
          </table:table-cell>
          <table:table-cell office:value-type="float" office:value="20444">
            <text:p>20444</text:p>
          </table:table-cell>
          <table:table-cell office:value-type="float" office:value="82">
            <text:p>82</text:p>
          </table:table-cell>
          <table:table-cell office:value-type="float" office:value="192.75">
            <text:p>192.75</text:p>
          </table:table-cell>
          <table:table-cell office:value-type="float" office:value="332.875">
            <text:p>332.875</text:p>
          </table:table-cell>
          <table:table-cell office:value-type="float" office:value="0.0139645776566757">
            <text:p>0.0139645777</text:p>
          </table:table-cell>
          <table:table-cell office:value-type="float" office:value="0.016285062521122">
            <text:p>0.0162850625</text:p>
          </table:table-cell>
          <table:table-cell office:value-type="float" office:value="0.0162822833105068">
            <text:p>0.0162822833</text:p>
          </table:table-cell>
          <table:table-cell office:value-type="float" office:value="1.04925824027946">
            <text:p>1.0492582403</text:p>
          </table:table-cell>
          <table:table-cell office:value-type="float" office:value="1.05751751721611">
            <text:p>1.0575175172</text:p>
          </table:table-cell>
          <table:table-cell office:value-type="float" office:value="1.05750761257639">
            <text:p>1.05750761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1398">
            <text:p>1398</text:p>
          </table:table-cell>
          <table:table-cell office:value-type="float" office:value="502">
            <text:p>502</text:p>
          </table:table-cell>
          <table:table-cell office:value-type="float" office:value="6137">
            <text:p>6137</text:p>
          </table:table-cell>
          <table:table-cell office:value-type="float" office:value="11418">
            <text:p>11418</text:p>
          </table:table-cell>
          <table:table-cell office:value-type="float" office:value="18392">
            <text:p>18392</text:p>
          </table:table-cell>
          <table:table-cell office:value-type="float" office:value="-363.375">
            <text:p>-363.375</text:p>
          </table:table-cell>
          <table:table-cell office:value-type="float" office:value="-569.25">
            <text:p>-569.25</text:p>
          </table:table-cell>
          <table:table-cell office:value-type="float" office:value="-346.75">
            <text:p>-346.75</text:p>
          </table:table-cell>
          <table:table-cell office:value-type="float" office:value="-0.0592105263157895">
            <text:p>-0.0592105263</text:p>
          </table:table-cell>
          <table:table-cell office:value-type="float" office:value="-0.0498554913294798">
            <text:p>-0.0498554913</text:p>
          </table:table-cell>
          <table:table-cell office:value-type="float" office:value="-0.018853305785124">
            <text:p>-0.0188533058</text:p>
          </table:table-cell>
          <table:table-cell office:value-type="float" office:value="0.799634695290859">
            <text:p>0.7996346953</text:p>
          </table:table-cell>
          <table:table-cell office:value-type="float" office:value="0.8303774975776">
            <text:p>0.8303774976</text:p>
          </table:table-cell>
          <table:table-cell office:value-type="float" office:value="0.93471010614456">
            <text:p>0.9347101061</text:p>
          </table:table-cell>
          <table:table-cell office:value-type="float" office:value="-11.3563867734363">
            <text:p>-11.3563867734</text:p>
          </table:table-cell>
          <table:table-cell office:value-type="float" office:value="-13.553598563866">
            <text:p>-13.55359856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73">
            <text:p>373</text:p>
          </table:table-cell>
          <table:table-cell office:value-type="float" office:value="4369">
            <text:p>4369</text:p>
          </table:table-cell>
          <table:table-cell office:value-type="float" office:value="9975">
            <text:p>9975</text:p>
          </table:table-cell>
          <table:table-cell office:value-type="float" office:value="16112">
            <text:p>16112</text:p>
          </table:table-cell>
          <table:table-cell office:value-type="float" office:value="-295.375">
            <text:p>-295.375</text:p>
          </table:table-cell>
          <table:table-cell office:value-type="float" office:value="196.875">
            <text:p>196.875</text:p>
          </table:table-cell>
          <table:table-cell office:value-type="float" office:value="-206.75">
            <text:p>-206.75</text:p>
          </table:table-cell>
          <table:table-cell office:value-type="float" office:value="-0.0676070038910506">
            <text:p>-0.0676070039</text:p>
          </table:table-cell>
          <table:table-cell office:value-type="float" office:value="0.0197368421052632">
            <text:p>0.0197368421</text:p>
          </table:table-cell>
          <table:table-cell office:value-type="float" office:value="-0.0128320506454816">
            <text:p>-0.0128320506</text:p>
          </table:table-cell>
          <table:table-cell office:value-type="float" office:value="0.772334072052567">
            <text:p>0.7723340721</text:p>
          </table:table-cell>
          <table:table-cell office:value-type="float" office:value="1.06984245152355">
            <text:p>1.0698424515</text:p>
          </table:table-cell>
          <table:table-cell office:value-type="float" office:value="0.9554105593274">
            <text:p>0.9554105593</text:p>
          </table:table-cell>
          <table:table-cell office:value-type="float" office:value="-9.9019775981644">
            <text:p>-9.90197759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491">
            <text:p>491</text:p>
          </table:table-cell>
          <table:table-cell office:value-type="float" office:value="6239">
            <text:p>6239</text:p>
          </table:table-cell>
          <table:table-cell office:value-type="float" office:value="11410">
            <text:p>11410</text:p>
          </table:table-cell>
          <table:table-cell office:value-type="float" office:value="21679">
            <text:p>21679</text:p>
          </table:table-cell>
          <table:table-cell office:value-type="float" office:value="87.125">
            <text:p>87.125</text:p>
          </table:table-cell>
          <table:table-cell office:value-type="float" office:value="-112.375">
            <text:p>-112.375</text:p>
          </table:table-cell>
          <table:table-cell office:value-type="float" office:value="-213.625">
            <text:p>-213.625</text:p>
          </table:table-cell>
          <table:table-cell office:value-type="float" office:value="0.0139645776566757">
            <text:p>0.0139645777</text:p>
          </table:table-cell>
          <table:table-cell office:value-type="float" office:value="-0.00984881682734443">
            <text:p>-0.0098488168</text:p>
          </table:table-cell>
          <table:table-cell office:value-type="float" office:value="-0.00985400618109691">
            <text:p>-0.0098540062</text:p>
          </table:table-cell>
          <table:table-cell office:value-type="float" office:value="1.04925824027946">
            <text:p>1.0492582403</text:p>
          </table:table-cell>
          <table:table-cell office:value-type="float" office:value="0.965719259522376">
            <text:p>0.9657192595</text:p>
          </table:table-cell>
          <table:table-cell office:value-type="float" office:value="0.965701297184282">
            <text:p>0.96570129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85">
            <text:p>885</text:p>
          </table:table-cell>
          <table:table-cell office:value-type="float" office:value="570">
            <text:p>570</text:p>
          </table:table-cell>
          <table:table-cell office:value-type="float" office:value="7599">
            <text:p>7599</text:p>
          </table:table-cell>
          <table:table-cell office:value-type="float" office:value="11010">
            <text:p>11010</text:p>
          </table:table-cell>
          <table:table-cell office:value-type="float" office:value="20444">
            <text:p>20444</text:p>
          </table:table-cell>
          <table:table-cell office:value-type="float" office:value="-57.375">
            <text:p>-57.375</text:p>
          </table:table-cell>
          <table:table-cell office:value-type="float" office:value="14.5">
            <text:p>14.5</text:p>
          </table:table-cell>
          <table:table-cell office:value-type="float" office:value="355.625">
            <text:p>355.625</text:p>
          </table:table-cell>
          <table:table-cell office:value-type="float" office:value="-0.0075503355704698">
            <text:p>-0.0075503356</text:p>
          </table:table-cell>
          <table:table-cell office:value-type="float" office:value="0.00131698455949137">
            <text:p>0.0013169846</text:p>
          </table:table-cell>
          <table:table-cell office:value-type="float" office:value="0.0173950792408531">
            <text:p>0.0173950792</text:p>
          </table:table-cell>
          <table:table-cell office:value-type="float" office:value="0.97368556033512">
            <text:p>0.9736855603</text:p>
          </table:table-cell>
          <table:table-cell office:value-type="float" office:value="1.00461284547695">
            <text:p>1.0046128455</text:p>
          </table:table-cell>
          <table:table-cell office:value-type="float" office:value="1.0614758513553">
            <text:p>1.06147585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31">
            <text:p>831</text:p>
          </table:table-cell>
          <table:table-cell office:value-type="float" office:value="531">
            <text:p>531</text:p>
          </table:table-cell>
          <table:table-cell office:value-type="float" office:value="6775">
            <text:p>6775</text:p>
          </table:table-cell>
          <table:table-cell office:value-type="float" office:value="10110">
            <text:p>10110</text:p>
          </table:table-cell>
          <table:table-cell office:value-type="float" office:value="18392">
            <text:p>18392</text:p>
          </table:table-cell>
          <table:table-cell office:value-type="float" office:value="-418">
            <text:p>-418</text:p>
          </table:table-cell>
          <table:table-cell office:value-type="float" office:value="-199.875">
            <text:p>-199.875</text:p>
          </table:table-cell>
          <table:table-cell office:value-type="float" office:value="-192.625">
            <text:p>-192.625</text:p>
          </table:table-cell>
          <table:table-cell office:value-type="float" office:value="-0.0616974169741697">
            <text:p>-0.061697417</text:p>
          </table:table-cell>
          <table:table-cell office:value-type="float" office:value="-0.0197700296735905">
            <text:p>-0.0197700297</text:p>
          </table:table-cell>
          <table:table-cell office:value-type="float" office:value="-0.0104733036102653">
            <text:p>-0.0104733036</text:p>
          </table:table-cell>
          <table:table-cell office:value-type="float" office:value="0.791519920262524">
            <text:p>0.7915199203</text:p>
          </table:table-cell>
          <table:table-cell office:value-type="float" office:value="0.931570970126091">
            <text:p>0.9315709701</text:p>
          </table:table-cell>
          <table:table-cell office:value-type="float" office:value="0.963558429937556">
            <text:p>0.9635584299</text:p>
          </table:table-cell>
          <table:table-cell office:value-type="float" office:value="-10.8843705599643">
            <text:p>-10.884370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85">
            <text:p>785</text:p>
          </table:table-cell>
          <table:table-cell table:number-columns-repeated="2" office:value-type="float" office:value="497">
            <text:p>497</text:p>
          </table:table-cell>
          <table:table-cell office:value-type="float" office:value="6440">
            <text:p>6440</text:p>
          </table:table-cell>
          <table:table-cell office:value-type="float" office:value="9408">
            <text:p>9408</text:p>
          </table:table-cell>
          <table:table-cell office:value-type="float" office:value="16112">
            <text:p>16112</text:p>
          </table:table-cell>
          <table:table-cell office:value-type="float" office:value="-300">
            <text:p>-300</text:p>
          </table:table-cell>
          <table:table-cell office:value-type="float" office:value="935">
            <text:p>935</text:p>
          </table:table-cell>
          <table:table-cell office:value-type="float" office:value="61.5">
            <text:p>61.5</text:p>
          </table:table-cell>
          <table:table-cell office:value-type="float" office:value="-0.046583850931677">
            <text:p>-0.0465838509</text:p>
          </table:table-cell>
          <table:table-cell office:value-type="float" office:value="0.0993835034013605">
            <text:p>0.0993835034</text:p>
          </table:table-cell>
          <table:table-cell office:value-type="float" office:value="0.00381703078450844">
            <text:p>0.0038170308</text:p>
          </table:table-cell>
          <table:table-cell office:value-type="float" office:value="0.841209829867675">
            <text:p>0.8412098299</text:p>
          </table:table-cell>
          <table:table-cell office:value-type="float" office:value="1.36720134017149">
            <text:p>1.3672013402</text:p>
          </table:table-cell>
          <table:table-cell office:value-type="float" office:value="1.01338816440484">
            <text:p>1.0133881644</text:p>
          </table:table-cell>
          <table:table-cell office:value-type="float" office:value="-14.5302305108217">
            <text:p>-14.5302305108</text:p>
          </table:table-cell>
          <table:table-cell office:value-type="float" office:value="7.31557062995705">
            <text:p>7.315570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float" office:value="1221">
            <text:p>1221</text:p>
          </table:table-cell>
          <table:table-cell office:value-type="float" office:value="511">
            <text:p>511</text:p>
          </table:table-cell>
          <table:table-cell office:value-type="float" office:value="6287">
            <text:p>6287</text:p>
          </table:table-cell>
          <table:table-cell office:value-type="float" office:value="10480">
            <text:p>10480</text:p>
          </table:table-cell>
          <table:table-cell office:value-type="float" office:value="17922">
            <text:p>17922</text:p>
          </table:table-cell>
          <table:table-cell office:value-type="float" office:value="-665.875">
            <text:p>-665.875</text:p>
          </table:table-cell>
          <table:table-cell office:value-type="float" office:value="80.75">
            <text:p>80.75</text:p>
          </table:table-cell>
          <table:table-cell office:value-type="float" office:value="-77.375">
            <text:p>-77.375</text:p>
          </table:table-cell>
          <table:table-cell office:value-type="float" office:value="-0.10591299506919">
            <text:p>-0.1059129951</text:p>
          </table:table-cell>
          <table:table-cell office:value-type="float" office:value="0.00770515267175573">
            <text:p>0.0077051527</text:p>
          </table:table-cell>
          <table:table-cell office:value-type="float" office:value="-0.00431731949559201">
            <text:p>-0.0043173195</text:p>
          </table:table-cell>
          <table:table-cell office:value-type="float" office:value="0.651290939805905">
            <text:p>0.6512909398</text:p>
          </table:table-cell>
          <table:table-cell office:value-type="float" office:value="1.02708439833143">
            <text:p>1.0270843983</text:p>
          </table:table-cell>
          <table:table-cell office:value-type="float" office:value="0.984925914690777">
            <text:p>0.9849259147</text:p>
          </table:table-cell>
          <table:table-cell office:value-type="float" office:value="-6.19145722354381">
            <text:p>-6.19145722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table:number-columns-repeated="3" office:value-type="float" office:value="4">
            <text:p>4</text:p>
          </table:table-cell>
          <table:table-cell office:value-type="float" office:value="627">
            <text:p>627</text:p>
          </table:table-cell>
          <table:table-cell office:value-type="float" office:value="1038">
            <text:p>1038</text:p>
          </table:table-cell>
          <table:table-cell office:value-type="float" office:value="361">
            <text:p>361</text:p>
          </table:table-cell>
          <table:table-cell office:value-type="float" office:value="5890">
            <text:p>5890</text:p>
          </table:table-cell>
          <table:table-cell office:value-type="float" office:value="9809">
            <text:p>9809</text:p>
          </table:table-cell>
          <table:table-cell office:value-type="float" office:value="16791">
            <text:p>16791</text:p>
          </table:table-cell>
          <table:table-cell office:value-type="float" office:value="-441.125">
            <text:p>-441.125</text:p>
          </table:table-cell>
          <table:table-cell office:value-type="float" office:value="-455.428571428571">
            <text:p>-455.4285714286</text:p>
          </table:table-cell>
          <table:table-cell office:value-type="float" office:value="-991.375">
            <text:p>-991.375</text:p>
          </table:table-cell>
          <table:table-cell office:value-type="float" office:value="-0.0748938879456706">
            <text:p>-0.0748938879</text:p>
          </table:table-cell>
          <table:table-cell office:value-type="float" office:value="-0.0464296637199074">
            <text:p>-0.0464296637</text:p>
          </table:table-cell>
          <table:table-cell office:value-type="float" office:value="-0.0590420463343458">
            <text:p>-0.0590420463</text:p>
          </table:table-cell>
          <table:table-cell office:value-type="float" office:value="0.748865217315325">
            <text:p>0.7488652173</text:p>
          </table:table-cell>
          <table:table-cell office:value-type="float" office:value="0.841721375779686">
            <text:p>0.8417213758</text:p>
          </table:table-cell>
          <table:table-cell office:value-type="float" office:value="0.80018532577107">
            <text:p>0.8001853258</text:p>
          </table:table-cell>
          <table:table-cell office:value-type="float" office:value="-8.90398696967296">
            <text:p>-8.9039869697</text:p>
          </table:table-cell>
          <table:table-cell office:value-type="float" office:value="-14.5796530402144">
            <text:p>-14.5796530402</text:p>
          </table:table-cell>
          <table:table-cell office:value-type="float" office:value="-11.3898022662556">
            <text:p>-11.389802266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">
            <text:p>209</text:p>
          </table:table-cell>
          <table:table-cell office:value-type="float" office:value="7160.4">
            <text:p>7160.4</text:p>
          </table:table-cell>
          <table:table-cell office:value-type="float" office:value="24703.6">
            <text:p>24703.6</text:p>
          </table:table-cell>
          <table:table-cell office:value-type="float" office:value="11.814">
            <text:p>11.8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11">
            <text:p>511</text:p>
          </table:table-cell>
          <table:table-cell office:value-type="float" office:value="901">
            <text:p>901</text:p>
          </table:table-cell>
          <table:table-cell office:value-type="float" office:value="257">
            <text:p>257</text:p>
          </table:table-cell>
          <table:table-cell office:value-type="float" office:value="5418">
            <text:p>5418</text:p>
          </table:table-cell>
          <table:table-cell office:value-type="float" office:value="8970">
            <text:p>8970</text:p>
          </table:table-cell>
          <table:table-cell office:value-type="float" office:value="15445">
            <text:p>15445</text:p>
          </table:table-cell>
          <table:table-cell office:value-type="float" office:value="-340.857142857143">
            <text:p>-340.8571428571</text:p>
          </table:table-cell>
          <table:table-cell office:value-type="float" office:value="147.666666666667">
            <text:p>147.6666666667</text:p>
          </table:table-cell>
          <table:table-cell office:value-type="float" office:value="-839.857142857143">
            <text:p>-839.8571428571</text:p>
          </table:table-cell>
          <table:table-cell office:value-type="float" office:value="-0.0629119865000264">
            <text:p>-0.0629119865</text:p>
          </table:table-cell>
          <table:table-cell office:value-type="float" office:value="0.016462281679673">
            <text:p>0.0164622817</text:p>
          </table:table-cell>
          <table:table-cell office:value-type="float" office:value="-0.0543772834481802">
            <text:p>-0.0543772834</text:p>
          </table:table-cell>
          <table:table-cell office:value-type="float" office:value="0.787565566618852">
            <text:p>0.7875655666</text:p>
          </table:table-cell>
          <table:table-cell office:value-type="float" office:value="1.05814915904633">
            <text:p>1.058149159</text:p>
          </table:table-cell>
          <table:table-cell office:value-type="float" office:value="0.815475010283569">
            <text:p>0.8154750103</text:p>
          </table:table-cell>
          <table:table-cell office:value-type="float" office:value="-10.6674017964578">
            <text:p>-10.6674017965</text:p>
          </table:table-cell>
          <table:table-cell office:value-type="float" office:value="0">
            <text:p>0</text:p>
          </table:table-cell>
          <table:table-cell office:value-type="float" office:value="-12.3971960487053">
            <text:p>-12.3971960487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02.8">
            <text:p>202.8</text:p>
          </table:table-cell>
          <table:table-cell office:value-type="float" office:value="6829.6">
            <text:p>6829.6</text:p>
          </table:table-cell>
          <table:table-cell office:value-type="float" office:value="23543.6">
            <text:p>23543.6</text:p>
          </table:table-cell>
          <table:table-cell office:value-type="float" office:value="11.89">
            <text:p>11.8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08">
            <text:p>608</text:p>
          </table:table-cell>
          <table:table-cell office:value-type="float" office:value="367">
            <text:p>367</text:p>
          </table:table-cell>
          <table:table-cell office:value-type="float" office:value="4939">
            <text:p>4939</text:p>
          </table:table-cell>
          <table:table-cell office:value-type="float" office:value="9509">
            <text:p>9509</text:p>
          </table:table-cell>
          <table:table-cell office:value-type="float" office:value="18197">
            <text:p>18197</text:p>
          </table:table-cell>
          <table:table-cell office:value-type="float" office:value="0">
            <text:p>0</text:p>
          </table:table-cell>
          <table:table-cell office:value-type="float" office:value="72.8333333333333">
            <text:p>72.8333333333</text:p>
          </table:table-cell>
          <table:table-cell office:value-type="float" office:value="333.666666666667">
            <text:p>333.6666666667</text:p>
          </table:table-cell>
          <table:table-cell office:value-type="float" office:value="0">
            <text:p>0</text:p>
          </table:table-cell>
          <table:table-cell office:value-type="float" office:value="0.00765941038314579">
            <text:p>0.0076594104</text:p>
          </table:table-cell>
          <table:table-cell office:value-type="float" office:value="0.0183363558095657">
            <text:p>0.0183363558</text:p>
          </table:table-cell>
          <table:table-cell office:value-type="float" office:value="0.69">
            <text:p>0.69</text:p>
          </table:table-cell>
          <table:table-cell office:value-type="float" office:value="1.02692292281315">
            <text:p>1.0269229228</text:p>
          </table:table-cell>
          <table:table-cell office:value-type="float" office:value="1.06483624034445">
            <text:p>1.06483624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date" office:date-value="2021-04-25">
            <text:p>04/25/21</text:p>
          </table:table-cell>
          <table:table-cell office:value-type="float" office:value="205">
            <text:p>205</text:p>
          </table:table-cell>
          <table:table-cell office:value-type="float" office:value="6284">
            <text:p>6284</text:p>
          </table:table-cell>
          <table:table-cell office:value-type="float" office:value="23223">
            <text:p>23223</text:p>
          </table:table-cell>
          <table:table-cell office:value-type="float" office:value="10.02">
            <text:p>10.02</text:p>
          </table:table-cell>
          <table:table-cell office:value-type="float" office:value="196.6">
            <text:p>196.6</text:p>
          </table:table-cell>
          <table:table-cell office:value-type="float" office:value="6600.2">
            <text:p>6600.2</text:p>
          </table:table-cell>
          <table:table-cell office:value-type="float" office:value="20540.2">
            <text:p>20540.2</text:p>
          </table:table-cell>
          <table:table-cell office:value-type="float" office:value="11.358">
            <text:p>11.35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73">
            <text:p>673</text:p>
          </table:table-cell>
          <table:table-cell table:number-columns-repeated="2" office:value-type="float" office:value="447">
            <text:p>447</text:p>
          </table:table-cell>
          <table:table-cell office:value-type="float" office:value="4502">
            <text:p>4502</text:p>
          </table:table-cell>
          <table:table-cell office:value-type="float" office:value="8817">
            <text:p>8817</text:p>
          </table:table-cell>
          <table:table-cell office:value-type="float" office:value="16597">
            <text:p>16597</text:p>
          </table:table-cell>
          <table:table-cell office:value-type="float" office:value="0">
            <text:p>0</text:p>
          </table:table-cell>
          <table:table-cell office:value-type="float" office:value="-283.6">
            <text:p>-283.6</text:p>
          </table:table-cell>
          <table:table-cell office:value-type="float" office:value="-534">
            <text:p>-534</text:p>
          </table:table-cell>
          <table:table-cell office:value-type="float" office:value="0">
            <text:p>0</text:p>
          </table:table-cell>
          <table:table-cell office:value-type="float" office:value="-0.0321651355336282">
            <text:p>-0.0321651355</text:p>
          </table:table-cell>
          <table:table-cell office:value-type="float" office:value="-0.032174489365548">
            <text:p>-0.0321744894</text:p>
          </table:table-cell>
          <table:table-cell office:value-type="float" office:value="0.69">
            <text:p>0.69</text:p>
          </table:table-cell>
          <table:table-cell office:value-type="float" office:value="0.889449833682339">
            <text:p>0.8894498337</text:p>
          </table:table-cell>
          <table:table-cell office:value-type="float" office:value="0.889418274841812">
            <text:p>0.8894182748</text:p>
          </table:table-cell>
          <table:table-cell office:value-type="float" office:value="0">
            <text:p>0</text:p>
          </table:table-cell>
          <table:table-cell office:value-type="float" office:value="-21.2011807503983">
            <text:p>-21.2011807504</text:p>
          </table:table-cell>
          <table:table-cell office:value-type="float" office:value="-21.1949152369087">
            <text:p>-21.194915236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date" office:date-value="2021-04-26">
            <text:p>04/26/21</text:p>
          </table:table-cell>
          <table:table-cell office:value-type="float" office:value="176">
            <text:p>176</text:p>
          </table:table-cell>
          <table:table-cell office:value-type="float" office:value="6443">
            <text:p>6443</text:p>
          </table:table-cell>
          <table:table-cell office:value-type="float" office:value="16635">
            <text:p>16635</text:p>
          </table:table-cell>
          <table:table-cell office:value-type="float" office:value="11.64">
            <text:p>11.64</text:p>
          </table:table-cell>
          <table:table-cell office:value-type="float" office:value="192.8">
            <text:p>192.8</text:p>
          </table:table-cell>
          <table:table-cell office:value-type="float" office:value="6346.2">
            <text:p>6346.2</text:p>
          </table:table-cell>
          <table:table-cell office:value-type="float" office:value="18776.6">
            <text:p>18776.6</text:p>
          </table:table-cell>
          <table:table-cell office:value-type="float" office:value="10.678">
            <text:p>10.67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3">
            <text:p>613</text:p>
          </table:table-cell>
          <table:table-cell office:value-type="float" office:value="399">
            <text:p>399</text:p>
          </table:table-cell>
          <table:table-cell office:value-type="float" office:value="4104">
            <text:p>4104</text:p>
          </table:table-cell>
          <table:table-cell office:value-type="float" office:value="8007">
            <text:p>8007</text:p>
          </table:table-cell>
          <table:table-cell office:value-type="float" office:value="17058">
            <text:p>17058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.81">
            <text:p>0.81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date" office:date-value="2021-04-27">
            <text:p>04/27/21</text:p>
          </table:table-cell>
          <table:table-cell office:value-type="float" office:value="183">
            <text:p>183</text:p>
          </table:table-cell>
          <table:table-cell office:value-type="float" office:value="6360">
            <text:p>6360</text:p>
          </table:table-cell>
          <table:table-cell office:value-type="float" office:value="11389">
            <text:p>11389</text:p>
          </table:table-cell>
          <table:table-cell office:value-type="float" office:value="11">
            <text:p>11</text:p>
          </table:table-cell>
          <table:table-cell office:value-type="float" office:value="187.6">
            <text:p>187.6</text:p>
          </table:table-cell>
          <table:table-cell office:value-type="float" office:value="6109.6">
            <text:p>6109.6</text:p>
          </table:table-cell>
          <table:table-cell office:value-type="float" office:value="18483">
            <text:p>18483</text:p>
          </table:table-cell>
          <table:table-cell office:value-type="float" office:value="10.644">
            <text:p>10.644</text:p>
          </table:table-cell>
          <table:table-cell table:number-columns-repeated="3" office:value-type="float" office:value="5">
            <text:p>5</text:p>
          </table:table-cell>
          <table:table-cell office:value-type="float" office:value="597">
            <text:p>597</text:p>
          </table:table-cell>
          <table:table-cell office:value-type="float" office:value="925">
            <text:p>925</text:p>
          </table:table-cell>
          <table:table-cell office:value-type="float" office:value="392">
            <text:p>392</text:p>
          </table:table-cell>
          <table:table-cell office:value-type="float" office:value="3741">
            <text:p>3741</text:p>
          </table:table-cell>
          <table:table-cell office:value-type="float" office:value="7592">
            <text:p>7592</text:p>
          </table:table-cell>
          <table:table-cell office:value-type="float" office:value="17533">
            <text:p>17533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.84">
            <text:p>0.84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date" office:date-value="2021-04-28">
            <text:p>04/28/21</text:p>
          </table:table-cell>
          <table:table-cell office:value-type="float" office:value="188">
            <text:p>188</text:p>
          </table:table-cell>
          <table:table-cell office:value-type="float" office:value="5907">
            <text:p>5907</text:p>
          </table:table-cell>
          <table:table-cell office:value-type="float" office:value="18789">
            <text:p>18789</text:p>
          </table:table-cell>
          <table:table-cell office:value-type="float" office:value="9.01">
            <text:p>9.01</text:p>
          </table:table-cell>
          <table:table-cell office:value-type="float" office:value="183">
            <text:p>183</text:p>
          </table:table-cell>
          <table:table-cell office:value-type="float" office:value="6040.2">
            <text:p>6040.2</text:p>
          </table:table-cell>
          <table:table-cell office:value-type="float" office:value="18588">
            <text:p>18588</text:p>
          </table:table-cell>
          <table:table-cell office:value-type="float" office:value="10.632">
            <text:p>10.632</text:p>
          </table:table-cell>
          <table:table-cell table:number-columns-repeated="3" office:value-type="float" office:value="5">
            <text:p>5</text:p>
          </table:table-cell>
          <table:table-cell office:value-type="float" office:value="734">
            <text:p>734</text:p>
          </table:table-cell>
          <table:table-cell table:number-columns-repeated="2" office:value-type="float" office:value="538">
            <text:p>538</text:p>
          </table:table-cell>
          <table:table-cell office:value-type="float" office:value="3410">
            <text:p>3410</text:p>
          </table:table-cell>
          <table:table-cell office:value-type="float" office:value="7152">
            <text:p>7152</text:p>
          </table:table-cell>
          <table:table-cell office:value-type="float" office:value="18020">
            <text:p>18020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date" office:date-value="2021-04-29">
            <text:p>04/29/21</text:p>
          </table:table-cell>
          <table:table-cell office:value-type="float" office:value="186">
            <text:p>186</text:p>
          </table:table-cell>
          <table:table-cell office:value-type="float" office:value="5554">
            <text:p>5554</text:p>
          </table:table-cell>
          <table:table-cell office:value-type="float" office:value="22379">
            <text:p>22379</text:p>
          </table:table-cell>
          <table:table-cell office:value-type="float" office:value="11.55">
            <text:p>11.55</text:p>
          </table:table-cell>
          <table:table-cell office:value-type="float" office:value="184.75">
            <text:p>184.75</text:p>
          </table:table-cell>
          <table:table-cell office:value-type="float" office:value="5939.5">
            <text:p>5939.5</text:p>
          </table:table-cell>
          <table:table-cell office:value-type="float" office:value="19076.25">
            <text:p>19076.25</text:p>
          </table:table-cell>
          <table:table-cell office:value-type="float" office:value="10.38">
            <text:p>10.3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74">
            <text:p>674</text:p>
          </table:table-cell>
          <table:table-cell office:value-type="float" office:value="484">
            <text:p>484</text:p>
          </table:table-cell>
          <table:table-cell office:value-type="float" office:value="3108">
            <text:p>3108</text:p>
          </table:table-cell>
          <table:table-cell office:value-type="float" office:value="6751">
            <text:p>6751</text:p>
          </table:table-cell>
          <table:table-cell office:value-type="float" office:value="18521">
            <text:p>18521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.75">
            <text:p>0.75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date" office:date-value="2021-04-30">
            <text:p>04/30/21</text:p>
          </table:table-cell>
          <table:table-cell office:value-type="float" office:value="182">
            <text:p>182</text:p>
          </table:table-cell>
          <table:table-cell office:value-type="float" office:value="5937">
            <text:p>5937</text:p>
          </table:table-cell>
          <table:table-cell office:value-type="float" office:value="23748">
            <text:p>23748</text:p>
          </table:table-cell>
          <table:table-cell office:value-type="float" office:value="9.96">
            <text:p>9.96</text:p>
          </table:table-cell>
          <table:table-cell office:value-type="float" office:value="185.333333333333">
            <text:p>185.3333333333</text:p>
          </table:table-cell>
          <table:table-cell office:value-type="float" office:value="5799.33333333333">
            <text:p>5799.3333333333</text:p>
          </table:table-cell>
          <table:table-cell office:value-type="float" office:value="21638.6666666667">
            <text:p>21638.6666666667</text:p>
          </table:table-cell>
          <table:table-cell office:value-type="float" office:value="10.1733333333333">
            <text:p>10.17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07">
            <text:p>607</text:p>
          </table:table-cell>
          <table:table-cell office:value-type="float" office:value="424">
            <text:p>424</text:p>
          </table:table-cell>
          <table:table-cell office:value-type="float" office:value="2833">
            <text:p>2833</text:p>
          </table:table-cell>
          <table:table-cell office:value-type="float" office:value="6380">
            <text:p>6380</text:p>
          </table:table-cell>
          <table:table-cell office:value-type="float" office:value="19036">
            <text:p>19036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.81">
            <text:p>0.81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9">
            <text:p>0.69</text:p>
          </table:table-cell>
          <table:table-cell office:value-type="float" office:value="0.81">
            <text:p>0.81</text:p>
          </table:table-cell>
          <table:table-cell office:value-type="float" office:value="1.1">
            <text:p>1.1</text:p>
          </table:table-cell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0.4">
            <text:p>30.4</text:p>
          </table:table-cell>
          <table:table-cell office:value-type="float" office:value="50.7">
            <text:p>50.7</text:p>
          </table:table-cell>
          <table:table-cell office:value-type="float" office:value="51.2">
            <text:p>51.2</text:p>
          </table:table-cell>
          <table:table-cell office:value-type="float" office:value="29647">
            <text:p>29647</text:p>
          </table:table-cell>
          <table:table-cell office:value-type="float" office:value="29732">
            <text:p>29732</text:p>
          </table:table-cell>
          <table:table-cell office:value-type="float" office:value="29928">
            <text:p>299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2:0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2:00:01.58</dc:date>
    <dc:creator>Liam Widdess</dc:creator>
    <meta:editing-duration>P2DT3H30M42S</meta:editing-duration>
    <meta:editing-cycles>185</meta:editing-cycles>
    <meta:generator>OpenOffice/4.1.7$Win32 OpenOffice.org_project/417m1$Build-9800</meta:generator>
    <meta:document-statistic meta:table-count="8" meta:cell-count="1289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415">
                <text:p>2241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084">
                <text:p>240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4815">
                <text:p>2481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532">
                <text:p>16532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722">
                <text:p>16722</text:p>
              </table:table-cell>
              <table:table-cell office:value-type="float" office:value="26837">
                <text:p>2683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85">
                <text:p>13885</text:p>
              </table:table-cell>
              <table:table-cell office:value-type="float" office:value="17923">
                <text:p>17923</text:p>
              </table:table-cell>
              <table:table-cell office:value-type="float" office:value="27587">
                <text:p>2758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213">
                <text:p>18213</text:p>
              </table:table-cell>
              <table:table-cell office:value-type="float" office:value="25633">
                <text:p>2563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8510">
                <text:p>18510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52">
                <text:p>13252</text:p>
              </table:table-cell>
              <table:table-cell office:value-type="float" office:value="19972">
                <text:p>19972</text:p>
              </table:table-cell>
              <table:table-cell office:value-type="float" office:value="27556">
                <text:p>2755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885">
                <text:p>13885</text:p>
              </table:table-cell>
              <table:table-cell office:value-type="float" office:value="20164">
                <text:p>20164</text:p>
              </table:table-cell>
              <table:table-cell office:value-type="float" office:value="28929">
                <text:p>28929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444">
                <text:p>14444</text:p>
              </table:table-cell>
              <table:table-cell office:value-type="float" office:value="19067">
                <text:p>19067</text:p>
              </table:table-cell>
              <table:table-cell office:value-type="float" office:value="30618">
                <text:p>306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4546">
                <text:p>14546</text:p>
              </table:table-cell>
              <table:table-cell office:value-type="float" office:value="20392">
                <text:p>20392</text:p>
              </table:table-cell>
              <table:table-cell office:value-type="float" office:value="34424">
                <text:p>3442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5800">
                <text:p>15800</text:p>
              </table:table-cell>
              <table:table-cell office:value-type="float" office:value="21591">
                <text:p>21591</text:p>
              </table:table-cell>
              <table:table-cell office:value-type="float" office:value="36307">
                <text:p>3630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850">
                <text:p>15850</text:p>
              </table:table-cell>
              <table:table-cell office:value-type="float" office:value="21641">
                <text:p>21641</text:p>
              </table:table-cell>
              <table:table-cell office:value-type="float" office:value="36240">
                <text:p>3624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54">
                <text:p>15154</text:p>
              </table:table-cell>
              <table:table-cell office:value-type="float" office:value="23006">
                <text:p>23006</text:p>
              </table:table-cell>
              <table:table-cell office:value-type="float" office:value="38245">
                <text:p>382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646">
                <text:p>14646</text:p>
              </table:table-cell>
              <table:table-cell office:value-type="float" office:value="24652">
                <text:p>24652</text:p>
              </table:table-cell>
              <table:table-cell office:value-type="float" office:value="39516">
                <text:p>3951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5939">
                <text:p>15939</text:p>
              </table:table-cell>
              <table:table-cell office:value-type="float" office:value="26894">
                <text:p>26894</text:p>
              </table:table-cell>
              <table:table-cell office:value-type="float" office:value="41598">
                <text:p>41598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6930">
                <text:p>16930</text:p>
              </table:table-cell>
              <table:table-cell office:value-type="float" office:value="27112">
                <text:p>27112</text:p>
              </table:table-cell>
              <table:table-cell office:value-type="float" office:value="44698">
                <text:p>4469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102">
                <text:p>18102</text:p>
              </table:table-cell>
              <table:table-cell office:value-type="float" office:value="28486">
                <text:p>28486</text:p>
              </table:table-cell>
              <table:table-cell office:value-type="float" office:value="47247">
                <text:p>4724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224">
                <text:p>20224</text:p>
              </table:table-cell>
              <table:table-cell office:value-type="float" office:value="29596">
                <text:p>29596</text:p>
              </table:table-cell>
              <table:table-cell office:value-type="float" office:value="46438">
                <text:p>4643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399">
                <text:p>21399</text:p>
              </table:table-cell>
              <table:table-cell office:value-type="float" office:value="30946">
                <text:p>30946</text:p>
              </table:table-cell>
              <table:table-cell office:value-type="float" office:value="44278">
                <text:p>4427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256">
                <text:p>21256</text:p>
              </table:table-cell>
              <table:table-cell office:value-type="float" office:value="33282">
                <text:p>33282</text:p>
              </table:table-cell>
              <table:table-cell office:value-type="float" office:value="44962">
                <text:p>449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321">
                <text:p>22321</text:p>
              </table:table-cell>
              <table:table-cell office:value-type="float" office:value="34144">
                <text:p>34144</text:p>
              </table:table-cell>
              <table:table-cell office:value-type="float" office:value="47028">
                <text:p>4702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02">
                <text:p>23302</text:p>
              </table:table-cell>
              <table:table-cell office:value-type="float" office:value="34386">
                <text:p>34386</text:p>
              </table:table-cell>
              <table:table-cell office:value-type="float" office:value="46515">
                <text:p>4651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4520">
                <text:p>24520</text:p>
              </table:table-cell>
              <table:table-cell office:value-type="float" office:value="33132">
                <text:p>33132</text:p>
              </table:table-cell>
              <table:table-cell office:value-type="float" office:value="48736">
                <text:p>4873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4910">
                <text:p>24910</text:p>
              </table:table-cell>
              <table:table-cell office:value-type="float" office:value="33146">
                <text:p>33146</text:p>
              </table:table-cell>
              <table:table-cell office:value-type="float" office:value="50831">
                <text:p>5083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46">
                <text:p>25646</text:p>
              </table:table-cell>
              <table:table-cell office:value-type="float" office:value="34666">
                <text:p>34666</text:p>
              </table:table-cell>
              <table:table-cell office:value-type="float" office:value="49116">
                <text:p>4911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5830">
                <text:p>25830</text:p>
              </table:table-cell>
              <table:table-cell office:value-type="float" office:value="34232">
                <text:p>34232</text:p>
              </table:table-cell>
              <table:table-cell office:value-type="float" office:value="46654">
                <text:p>4665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080">
                <text:p>24080</text:p>
              </table:table-cell>
              <table:table-cell office:value-type="float" office:value="32860">
                <text:p>32860</text:p>
              </table:table-cell>
              <table:table-cell office:value-type="float" office:value="48392">
                <text:p>4839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4780">
                <text:p>24780</text:p>
              </table:table-cell>
              <table:table-cell office:value-type="float" office:value="33150">
                <text:p>33150</text:p>
              </table:table-cell>
              <table:table-cell office:value-type="float" office:value="50823">
                <text:p>5082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358">
                <text:p>25358</text:p>
              </table:table-cell>
              <table:table-cell office:value-type="float" office:value="33650">
                <text:p>33650</text:p>
              </table:table-cell>
              <table:table-cell office:value-type="float" office:value="48978">
                <text:p>489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032">
                <text:p>25032</text:p>
              </table:table-cell>
              <table:table-cell office:value-type="float" office:value="34114">
                <text:p>34114</text:p>
              </table:table-cell>
              <table:table-cell office:value-type="float" office:value="49444">
                <text:p>4944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050">
                <text:p>23050</text:p>
              </table:table-cell>
              <table:table-cell office:value-type="float" office:value="34196">
                <text:p>34196</text:p>
              </table:table-cell>
              <table:table-cell office:value-type="float" office:value="49083">
                <text:p>4908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288">
                <text:p>24288</text:p>
              </table:table-cell>
              <table:table-cell office:value-type="float" office:value="35666">
                <text:p>35666</text:p>
              </table:table-cell>
              <table:table-cell office:value-type="float" office:value="50768">
                <text:p>507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270">
                <text:p>34270</text:p>
              </table:table-cell>
              <table:table-cell office:value-type="float" office:value="50805">
                <text:p>5080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590">
                <text:p>34590</text:p>
              </table:table-cell>
              <table:table-cell office:value-type="float" office:value="50805">
                <text:p>5080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425">
                <text:p>35425</text:p>
              </table:table-cell>
              <table:table-cell office:value-type="float" office:value="50327">
                <text:p>50327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5936">
                <text:p>35936</text:p>
              </table:table-cell>
              <table:table-cell office:value-type="float" office:value="51203">
                <text:p>5120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5972">
                <text:p>35972</text:p>
              </table:table-cell>
              <table:table-cell office:value-type="float" office:value="52609">
                <text:p>5260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5379">
                <text:p>35379</text:p>
              </table:table-cell>
              <table:table-cell office:value-type="float" office:value="49580">
                <text:p>4958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4698">
                <text:p>34698</text:p>
              </table:table-cell>
              <table:table-cell office:value-type="float" office:value="49519">
                <text:p>4951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498">
                <text:p>24498</text:p>
              </table:table-cell>
              <table:table-cell office:value-type="float" office:value="35288">
                <text:p>35288</text:p>
              </table:table-cell>
              <table:table-cell office:value-type="float" office:value="49963">
                <text:p>4996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415">
                <text:p>23415</text:p>
              </table:table-cell>
              <table:table-cell office:value-type="float" office:value="35308">
                <text:p>35308</text:p>
              </table:table-cell>
              <table:table-cell office:value-type="float" office:value="51344">
                <text:p>5134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2616">
                <text:p>22616</text:p>
              </table:table-cell>
              <table:table-cell office:value-type="float" office:value="34274">
                <text:p>34274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516">
                <text:p>33516</text:p>
              </table:table-cell>
              <table:table-cell office:value-type="float" office:value="48690">
                <text:p>486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490">
                <text:p>22490</text:p>
              </table:table-cell>
              <table:table-cell office:value-type="float" office:value="31418">
                <text:p>31418</text:p>
              </table:table-cell>
              <table:table-cell office:value-type="float" office:value="48650">
                <text:p>48650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388">
                <text:p>22388</text:p>
              </table:table-cell>
              <table:table-cell office:value-type="float" office:value="30208">
                <text:p>30208</text:p>
              </table:table-cell>
              <table:table-cell office:value-type="float" office:value="49768">
                <text:p>4976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2070">
                <text:p>22070</text:p>
              </table:table-cell>
              <table:table-cell office:value-type="float" office:value="30430">
                <text:p>30430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2248">
                <text:p>22248</text:p>
              </table:table-cell>
              <table:table-cell office:value-type="float" office:value="29996">
                <text:p>29996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2204">
                <text:p>22204</text:p>
              </table:table-cell>
              <table:table-cell office:value-type="float" office:value="28950">
                <text:p>28950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1702">
                <text:p>21702</text:p>
              </table:table-cell>
              <table:table-cell office:value-type="float" office:value="28742">
                <text:p>28742</text:p>
              </table:table-cell>
              <table:table-cell office:value-type="float" office:value="40294">
                <text:p>4029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1112">
                <text:p>21112</text:p>
              </table:table-cell>
              <table:table-cell office:value-type="float" office:value="28274">
                <text:p>28274</text:p>
              </table:table-cell>
              <table:table-cell office:value-type="float" office:value="40733">
                <text:p>4073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0512">
                <text:p>20512</text:p>
              </table:table-cell>
              <table:table-cell office:value-type="float" office:value="27721">
                <text:p>27721</text:p>
              </table:table-cell>
              <table:table-cell office:value-type="float" office:value="40040">
                <text:p>4004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8282">
                <text:p>18282</text:p>
              </table:table-cell>
              <table:table-cell office:value-type="float" office:value="27254">
                <text:p>27254</text:p>
              </table:table-cell>
              <table:table-cell office:value-type="float" office:value="39142">
                <text:p>3914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6305">
                <text:p>16305</text:p>
              </table:table-cell>
              <table:table-cell office:value-type="float" office:value="27072">
                <text:p>27072</text:p>
              </table:table-cell>
              <table:table-cell office:value-type="float" office:value="39541">
                <text:p>3954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3904">
                <text:p>13904</text:p>
              </table:table-cell>
              <table:table-cell office:value-type="float" office:value="26116">
                <text:p>26116</text:p>
              </table:table-cell>
              <table:table-cell office:value-type="float" office:value="39796">
                <text:p>3979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1728">
                <text:p>11728</text:p>
              </table:table-cell>
              <table:table-cell office:value-type="float" office:value="25244">
                <text:p>25244</text:p>
              </table:table-cell>
              <table:table-cell office:value-type="float" office:value="38678">
                <text:p>3867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648">
                <text:p>9648</text:p>
              </table:table-cell>
              <table:table-cell office:value-type="float" office:value="22845">
                <text:p>22845</text:p>
              </table:table-cell>
              <table:table-cell office:value-type="float" office:value="37394">
                <text:p>3739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792">
                <text:p>9792</text:p>
              </table:table-cell>
              <table:table-cell office:value-type="float" office:value="21058">
                <text:p>21058</text:p>
              </table:table-cell>
              <table:table-cell office:value-type="float" office:value="36912">
                <text:p>3691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0040">
                <text:p>10040</text:p>
              </table:table-cell>
              <table:table-cell office:value-type="float" office:value="20330">
                <text:p>20330</text:p>
              </table:table-cell>
              <table:table-cell office:value-type="float" office:value="35735">
                <text:p>35735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7460">
                <text:p>7460</text:p>
              </table:table-cell>
              <table:table-cell office:value-type="float" office:value="18662">
                <text:p>18662</text:p>
              </table:table-cell>
              <table:table-cell office:value-type="float" office:value="35325">
                <text:p>35325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9820">
                <text:p>9820</text:p>
              </table:table-cell>
              <table:table-cell office:value-type="float" office:value="18018">
                <text:p>18018</text:p>
              </table:table-cell>
              <table:table-cell office:value-type="float" office:value="31426">
                <text:p>3142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0688">
                <text:p>10688</text:p>
              </table:table-cell>
              <table:table-cell office:value-type="float" office:value="17520">
                <text:p>17520</text:p>
              </table:table-cell>
              <table:table-cell office:value-type="float" office:value="27621">
                <text:p>27621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4913">
                <text:p>14913</text:p>
              </table:table-cell>
              <table:table-cell office:value-type="float" office:value="24855">
                <text:p>24855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3623">
                <text:p>13623</text:p>
              </table:table-cell>
              <table:table-cell office:value-type="float" office:value="24210">
                <text:p>24210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4308">
                <text:p>14308</text:p>
              </table:table-cell>
              <table:table-cell office:value-type="float" office:value="23865">
                <text:p>23865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7220">
                <text:p>7220</text:p>
              </table:table-cell>
              <table:table-cell office:value-type="float" office:value="12855">
                <text:p>12855</text:p>
              </table:table-cell>
              <table:table-cell office:value-type="float" office:value="21952">
                <text:p>2195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5140">
                <text:p>5140</text:p>
              </table:table-cell>
              <table:table-cell office:value-type="float" office:value="11133">
                <text:p>11133</text:p>
              </table:table-cell>
              <table:table-cell office:value-type="float" office:value="20816">
                <text:p>2081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7340">
                <text:p>7340</text:p>
              </table:table-cell>
              <table:table-cell office:value-type="float" office:value="11907">
                <text:p>11907</text:p>
              </table:table-cell>
              <table:table-cell office:value-type="float" office:value="19845">
                <text:p>1984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8176">
                <text:p>8176</text:p>
              </table:table-cell>
              <table:table-cell office:value-type="float" office:value="12516">
                <text:p>12516</text:p>
              </table:table-cell>
              <table:table-cell office:value-type="float" office:value="20580">
                <text:p>20580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5776">
                <text:p>5776</text:p>
              </table:table-cell>
              <table:table-cell office:value-type="float" office:value="11172">
                <text:p>11172</text:p>
              </table:table-cell>
              <table:table-cell office:value-type="float" office:value="19515">
                <text:p>19515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10175">
                <text:p>10175</text:p>
              </table:table-cell>
              <table:table-cell office:value-type="float" office:value="18540">
                <text:p>1854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872">
                <text:p>5872</text:p>
              </table:table-cell>
              <table:table-cell office:value-type="float" office:value="11836">
                <text:p>11836</text:p>
              </table:table-cell>
              <table:table-cell office:value-type="float" office:value="20444">
                <text:p>20444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6137">
                <text:p>6137</text:p>
              </table:table-cell>
              <table:table-cell office:value-type="float" office:value="11418">
                <text:p>11418</text:p>
              </table:table-cell>
              <table:table-cell office:value-type="float" office:value="18392">
                <text:p>1839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4369">
                <text:p>4369</text:p>
              </table:table-cell>
              <table:table-cell office:value-type="float" office:value="9975">
                <text:p>9975</text:p>
              </table:table-cell>
              <table:table-cell office:value-type="float" office:value="16112">
                <text:p>1611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6239">
                <text:p>6239</text:p>
              </table:table-cell>
              <table:table-cell office:value-type="float" office:value="11410">
                <text:p>11410</text:p>
              </table:table-cell>
              <table:table-cell office:value-type="float" office:value="21679">
                <text:p>21679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7599">
                <text:p>7599</text:p>
              </table:table-cell>
              <table:table-cell office:value-type="float" office:value="11010">
                <text:p>11010</text:p>
              </table:table-cell>
              <table:table-cell office:value-type="float" office:value="20444">
                <text:p>2044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6775">
                <text:p>6775</text:p>
              </table:table-cell>
              <table:table-cell office:value-type="float" office:value="10110">
                <text:p>10110</text:p>
              </table:table-cell>
              <table:table-cell office:value-type="float" office:value="18392">
                <text:p>1839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6440">
                <text:p>6440</text:p>
              </table:table-cell>
              <table:table-cell office:value-type="float" office:value="9408">
                <text:p>9408</text:p>
              </table:table-cell>
              <table:table-cell office:value-type="float" office:value="16112">
                <text:p>1611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6287">
                <text:p>6287</text:p>
              </table:table-cell>
              <table:table-cell office:value-type="float" office:value="10480">
                <text:p>10480</text:p>
              </table:table-cell>
              <table:table-cell office:value-type="float" office:value="17922">
                <text:p>17922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5890">
                <text:p>5890</text:p>
              </table:table-cell>
              <table:table-cell office:value-type="float" office:value="9809">
                <text:p>9809</text:p>
              </table:table-cell>
              <table:table-cell office:value-type="float" office:value="16791">
                <text:p>16791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5418">
                <text:p>5418</text:p>
              </table:table-cell>
              <table:table-cell office:value-type="float" office:value="8970">
                <text:p>8970</text:p>
              </table:table-cell>
              <table:table-cell office:value-type="float" office:value="15445">
                <text:p>15445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939">
                <text:p>4939</text:p>
              </table:table-cell>
              <table:table-cell office:value-type="float" office:value="9509">
                <text:p>9509</text:p>
              </table:table-cell>
              <table:table-cell office:value-type="float" office:value="18197">
                <text:p>18197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4502">
                <text:p>4502</text:p>
              </table:table-cell>
              <table:table-cell office:value-type="float" office:value="8817">
                <text:p>8817</text:p>
              </table:table-cell>
              <table:table-cell office:value-type="float" office:value="16597">
                <text:p>16597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4104">
                <text:p>4104</text:p>
              </table:table-cell>
              <table:table-cell office:value-type="float" office:value="8007">
                <text:p>8007</text:p>
              </table:table-cell>
              <table:table-cell office:value-type="float" office:value="17058">
                <text:p>17058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3741">
                <text:p>3741</text:p>
              </table:table-cell>
              <table:table-cell office:value-type="float" office:value="7592">
                <text:p>7592</text:p>
              </table:table-cell>
              <table:table-cell office:value-type="float" office:value="17533">
                <text:p>17533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3410">
                <text:p>3410</text:p>
              </table:table-cell>
              <table:table-cell office:value-type="float" office:value="7152">
                <text:p>7152</text:p>
              </table:table-cell>
              <table:table-cell office:value-type="float" office:value="18020">
                <text:p>18020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3108">
                <text:p>3108</text:p>
              </table:table-cell>
              <table:table-cell office:value-type="float" office:value="6751">
                <text:p>6751</text:p>
              </table:table-cell>
              <table:table-cell office:value-type="float" office:value="18521">
                <text:p>18521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2833">
                <text:p>2833</text:p>
              </table:table-cell>
              <table:table-cell office:value-type="float" office:value="6380">
                <text:p>6380</text:p>
              </table:table-cell>
              <table:table-cell office:value-type="float" office:value="19036">
                <text:p>19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829.6">
                <text:p>6829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6600.2">
                <text:p>660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6346.2">
                <text:p>6346.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6109.6">
                <text:p>6109.6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6040.2">
                <text:p>6040.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5939.5">
                <text:p>5939.5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5799.33333333333">
                <text:p>5799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4cm" svg:y="1.404cm" svg:width="30.91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1.814">
                <text:p>11.8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1.358">
                <text:p>11.3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0.678">
                <text:p>10.678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0.644">
                <text:p>10.644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0.632">
                <text:p>10.63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10.1733333333333">
                <text:p>10.17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2cm" svg:y="1.352cm" svg:width="31.37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510598661067">
                <text:p>1.115105986610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49329229991">
                <text:p>1.1394932922999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900226933977">
                <text:p>1.1290022693397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262154172725">
                <text:p>1.1026215417272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445863118377">
                <text:p>1.1244586311837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3640977592955">
                <text:p>1.0364097759295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6445948104037">
                <text:p>1.1644594810403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012495134386">
                <text:p>1.0801249513438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286454947628">
                <text:p>1.07286454947628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1704707827563">
                <text:p>1.1170470782756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850172370845">
                <text:p>1.1885017237084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083060434175">
                <text:p>1.1708306043417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9257400585573">
                <text:p>1.1925740058557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8980629469804">
                <text:p>1.1898062946980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5832524240017">
                <text:p>1.1583252424001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8645805928563">
                <text:p>1.1864580592856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9450344249466">
                <text:p>1.1945034424946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8853241658181">
                <text:p>1.1885324165818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3079157278838">
                <text:p>1.1307915727883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8606355794293">
                <text:p>1.0860635579429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8528900314353">
                <text:p>1.0852890031435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1428096009409">
                <text:p>1.01428096009409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6426352591985">
                <text:p>1.0642635259198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6681563361339">
                <text:p>1.06681563361339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6273266863905">
                <text:p>1.0627326686390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73822206388516">
                <text:p>0.97382220638851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0002556098325">
                <text:p>1.0000255609832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4974496913595">
                <text:p>1.0497449691359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3623711072664">
                <text:p>1.0362371107266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365526213601">
                <text:p>1.0136552621360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0397816941428">
                <text:p>1.0039781694142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4863054287083">
                <text:p>0.96486305428708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4264987662692">
                <text:p>0.98426498766269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72457949471294">
                <text:p>0.972457949471294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3473304192617">
                <text:p>1.03473304192617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094815091322">
                <text:p>1.0709481509132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771884153388">
                <text:p>1.0577188415338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799336062025">
                <text:p>1.0679933606202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0343966474684">
                <text:p>1.00343966474684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1448005069855">
                <text:p>0.91448005069855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31148599899234">
                <text:p>0.93114859989923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130552525563">
                <text:p>1.06130552525563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0690058220948">
                <text:p>1.0069005822094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09036716976277">
                <text:p>0.90903671697627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6162791836371">
                <text:p>0.896162791836371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63615975220359">
                <text:p>0.963615975220359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71192594015977">
                <text:p>0.97119259401597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58737204610346">
                <text:p>0.95873720461034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45356748798625">
                <text:p>0.945356748798625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64554286594007">
                <text:p>0.96455428659400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10399955717344">
                <text:p>0.91039995571734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02107684419948">
                <text:p>0.90210768441994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447620833393">
                <text:p>0.9447620833393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8280821244614">
                <text:p>0.8280821244614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768373124834109">
                <text:p>0.768373124834109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738675631775873">
                <text:p>0.738675631775873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761115249246483">
                <text:p>0.76111524924648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767755186276156">
                <text:p>0.76775518627615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741084357583396">
                <text:p>0.74108435758339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6833830820327">
                <text:p>0.76833830820327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752972646889823">
                <text:p>0.75297264688982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787791753846876">
                <text:p>0.78779175384687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67992510377328">
                <text:p>0.86799251037732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835550630581475">
                <text:p>0.83555063058147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741079656467931">
                <text:p>0.741079656467931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862277898124989">
                <text:p>0.862277898124989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5464877939953">
                <text:p>0.85464877939953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872742031997984">
                <text:p>0.87274203199798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7368556033512">
                <text:p>0.9736855603351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.06984245152355">
                <text:p>1.06984245152355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.1206141536683">
                <text:p>1.120614153668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05751751721611">
                <text:p>1.05751751721611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303774975776">
                <text:p>0.8303774975776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.06984245152355">
                <text:p>1.06984245152355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965719259522376">
                <text:p>0.965719259522376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.00461284547695">
                <text:p>1.00461284547695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931570970126091">
                <text:p>0.931570970126091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.36720134017149">
                <text:p>1.36720134017149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.02708439833143">
                <text:p>1.02708439833143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841721375779686">
                <text:p>0.841721375779686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.05814915904633">
                <text:p>1.0581491590463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.02692292281315">
                <text:p>1.02692292281315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0.889449833682339">
                <text:p>0.889449833682339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4703.6">
                <text:p>24703.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3543.6">
                <text:p>23543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0540.2">
                <text:p>2054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8776.6">
                <text:p>18776.6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9076.25">
                <text:p>19076.25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21638.6666666667">
                <text:p>21638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